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3.046cm"/>
    </style:style>
    <style:style style:name="co25" style:family="table-column">
      <style:table-column-properties fo:break-before="auto" style:column-width="3.219cm"/>
    </style:style>
    <style:style style:name="co26" style:family="table-column">
      <style:table-column-properties fo:break-before="auto" style:column-width="3.059cm"/>
    </style:style>
    <style:style style:name="co27" style:family="table-column">
      <style:table-column-properties fo:break-before="auto" style:column-width="2.979cm"/>
    </style:style>
    <style:style style:name="co28" style:family="table-column">
      <style:table-column-properties fo:break-before="auto" style:column-width="4.071cm"/>
    </style:style>
    <style:style style:name="co29" style:family="table-column">
      <style:table-column-properties fo:break-before="auto" style:column-width="2.055cm"/>
    </style:style>
    <style:style style:name="co22" style:family="table-column">
      <style:table-column-properties fo:break-before="auto" style:column-width="2.009cm"/>
    </style:style>
    <style:style style:name="co1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2.872cm"/>
    </style:style>
    <style:style style:name="co31" style:family="table-column">
      <style:table-column-properties fo:break-before="auto" style:column-width="3.937cm"/>
    </style:style>
    <style:style style:name="co32" style:family="table-column">
      <style:table-column-properties fo:break-before="auto" style:column-width="11.834cm"/>
    </style:style>
    <style:style style:name="co35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221cm"/>
    </style:style>
    <style:style style:name="co36" style:family="table-column">
      <style:table-column-properties fo:break-before="auto" style:column-width="1.533cm"/>
    </style:style>
    <style:style style:name="co37" style:family="table-column">
      <style:table-column-properties fo:break-before="auto" style:column-width="1.625cm"/>
    </style:style>
    <style:style style:name="co38" style:family="table-column">
      <style:table-column-properties fo:break-before="auto" style:column-width="0.774cm"/>
    </style:style>
    <style:style style:name="co39" style:family="table-column">
      <style:table-column-properties fo:break-before="auto" style:column-width="0.905cm"/>
    </style:style>
    <style:style style:name="co40" style:family="table-column">
      <style:table-column-properties fo:break-before="auto" style:column-width="1.035cm"/>
    </style:style>
    <style:style style:name="co41" style:family="table-column">
      <style:table-column-properties fo:break-before="auto" style:column-width="0.931cm"/>
    </style:style>
    <style:style style:name="co42" style:family="table-column">
      <style:table-column-properties fo:break-before="auto" style:column-width="1.192cm"/>
    </style:style>
    <style:style style:name="co43" style:family="table-column">
      <style:table-column-properties fo:break-before="auto" style:column-width="1.48cm"/>
    </style:style>
    <style:style style:name="co44" style:family="table-column">
      <style:table-column-properties fo:break-before="auto" style:column-width="0.852cm"/>
    </style:style>
    <style:style style:name="co45" style:family="table-column">
      <style:table-column-properties fo:break-before="auto" style:column-width="0.617cm"/>
    </style:style>
    <style:style style:name="co46" style:family="table-column">
      <style:table-column-properties fo:break-before="auto" style:column-width="1.55cm"/>
    </style:style>
    <style:style style:name="co47" style:family="table-column">
      <style:table-column-properties fo:break-before="auto" style:column-width="1.78cm"/>
    </style:style>
    <style:style style:name="co48" style:family="table-column">
      <style:table-column-properties fo:break-before="auto" style:column-width="12.608cm"/>
    </style:style>
    <style:style style:name="co49" style:family="table-column">
      <style:table-column-properties fo:break-before="auto" style:column-width="2.492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191cm"/>
    </style:style>
    <style:style style:name="co52" style:family="table-column">
      <style:table-column-properties fo:break-before="auto" style:column-width="1.115cm"/>
    </style:style>
    <style:style style:name="co53" style:family="table-column">
      <style:table-column-properties fo:break-before="auto" style:column-width="3.304cm"/>
    </style:style>
    <style:style style:name="co54" style:family="table-column">
      <style:table-column-properties fo:break-before="auto" style:column-width="3.374cm"/>
    </style:style>
    <style:style style:name="co55" style:family="table-column">
      <style:table-column-properties fo:break-before="auto" style:column-width="3.171cm"/>
    </style:style>
    <style:style style:name="co56" style:family="table-column">
      <style:table-column-properties fo:break-before="auto" style:column-width="1.699cm"/>
    </style:style>
    <style:style style:name="co57" style:family="table-column">
      <style:table-column-properties fo:break-before="auto" style:column-width="3.639cm"/>
    </style:style>
    <style:style style:name="co58" style:family="table-column">
      <style:table-column-properties fo:break-before="auto" style:column-width="3.981cm"/>
    </style:style>
    <style:style style:name="co59" style:family="table-column">
      <style:table-column-properties fo:break-before="auto" style:column-width="10.82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4.209cm"/>
    </style:style>
    <style:style style:name="co62" style:family="table-column">
      <style:table-column-properties fo:break-before="auto" style:column-width="3cm"/>
    </style:style>
    <style:style style:name="co63" style:family="table-column">
      <style:table-column-properties fo:break-before="auto" style:column-width="3.582cm"/>
    </style:style>
    <style:style style:name="co64" style:family="table-column">
      <style:table-column-properties fo:break-before="auto" style:column-width="3.621cm"/>
    </style:style>
    <style:style style:name="co65" style:family="table-column">
      <style:table-column-properties fo:break-before="auto" style:column-width="1.639cm"/>
    </style:style>
    <style:style style:name="co66" style:family="table-column">
      <style:table-column-properties fo:break-before="auto" style:column-width="1.736cm"/>
    </style:style>
    <style:style style:name="co67" style:family="table-column">
      <style:table-column-properties fo:break-before="auto" style:column-width="1.755cm"/>
    </style:style>
    <style:style style:name="co68" style:family="table-column">
      <style:table-column-properties fo:break-before="auto" style:column-width="1.852cm"/>
    </style:style>
    <style:style style:name="co69" style:family="table-column">
      <style:table-column-properties fo:break-before="auto" style:column-width="1.249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65cm"/>
    </style:style>
    <style:style style:name="co72" style:family="table-column">
      <style:table-column-properties fo:break-before="auto" style:column-width="1.677cm"/>
    </style:style>
    <style:style style:name="co73" style:family="table-column">
      <style:table-column-properties fo:break-before="auto" style:column-width="0.781cm"/>
    </style:style>
    <style:style style:name="co74" style:family="table-column">
      <style:table-column-properties fo:break-before="auto" style:column-width="0.938cm"/>
    </style:style>
    <style:style style:name="co75" style:family="table-column">
      <style:table-column-properties fo:break-before="auto" style:column-width="1.094cm"/>
    </style:style>
    <style:style style:name="co76" style:family="table-column">
      <style:table-column-properties fo:break-before="auto" style:column-width="0.977cm"/>
    </style:style>
    <style:style style:name="co77" style:family="table-column">
      <style:table-column-properties fo:break-before="auto" style:column-width="0.9cm"/>
    </style:style>
    <style:style style:name="co78" style:family="table-column">
      <style:table-column-properties fo:break-before="auto" style:column-width="1.055cm"/>
    </style:style>
    <style:style style:name="co79" style:family="table-column">
      <style:table-column-properties fo:break-before="auto" style:column-width="1.21cm"/>
    </style:style>
    <style:style style:name="co80" style:family="table-column">
      <style:table-column-properties fo:break-before="auto" style:column-width="0.626cm"/>
    </style:style>
    <style:style style:name="co81" style:family="table-column">
      <style:table-column-properties fo:break-before="auto" style:column-width="1.619cm"/>
    </style:style>
    <style:style style:name="co82" style:family="table-column">
      <style:table-column-properties fo:break-before="auto" style:column-width="1.342cm"/>
    </style:style>
    <style:style style:name="co83" style:family="table-column">
      <style:table-column-properties fo:break-before="auto" style:column-width="19.126cm"/>
    </style:style>
    <style:style style:name="co84" style:family="table-column">
      <style:table-column-properties fo:break-before="auto" style:column-width="3.141cm"/>
    </style:style>
    <style:style style:name="ro2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cccccc"/>
    </style:style>
    <style:style style:name="ce21" style:family="table-cell" style:parent-style-name="Default" style:data-style-name="N0">
      <style:table-cell-properties fo:background-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5ce"/>
    </style:style>
    <style:style style:name="ce13" style:family="table-cell" style:parent-style-name="Default">
      <style:table-cell-properties fo:border-bottom="none" fo:background-color="#fff5ce" fo:border-left="none" fo:border-right="none" fo:border-top="0.74pt solid #000000"/>
    </style:style>
    <style:style style:name="ce28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able-cell-properties fo:background-color="#cccccc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">
      <style:table-cell-properties fo:background-color="transparent"/>
    </style:style>
    <style:style style:name="ce24" style:family="table-cell" style:parent-style-name="Default">
      <style:table-cell-properties fo:background-color="#cccccc"/>
      <style:text-properties style:font-name="Liberation Serif" style:font-name-asian="Segoe UI" style:font-name-complex="Tahoma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look" table:style-name="ta1">
        <office:forms form:automatic-focus="false" form:apply-design-mode="false"/>
        <table:shapes>
          <draw:frame draw:z-index="0" draw:style-name="gr1" draw:text-style-name="P1" svg:width="6.315cm" svg:height="3.816cm" svg:x="0.251cm" svg:y="1.569cm">
            <draw:object draw:notify-on-update-of-ranges="overlook.A2:overlook.C2 overlook.A3:overlook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22"/>
        <table:table-column table:style-name="co1" table:default-cell-style-name="ce4"/>
        <table:table-column table:style-name="co1" table:default-cell-style-name="ce28"/>
        <table:table-row table:style-name="ro1">
          <table:table-cell office:value-type="string" calcext:value-type="string" table:number-columns-spanned="4" table:number-rows-spanned="1">
            <text:p>Items</text:p>
          </table:table-cell>
          <table:covered-table-cell table:number-columns-repeated="3"/>
          <table:table-cell office:value-type="string" calcext:value-type="string" table:number-columns-spanned="1" table:number-rows-spanned="2">
            <text:p>Enemies</text:p>
          </table:table-cell>
          <table:table-cell office:value-type="string" calcext:value-type="string" table:number-columns-spanned="1" table:number-rows-spanned="2">
            <text:p>Skills</text:p>
          </table:table-cell>
        </table:table-row>
        <table:table-row table:style-name="ro1">
          <table:table-cell table:style-name="ce22" office:value-type="string" calcext:value-type="string">
            <text:p>Equipment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otal items</text:p>
          </table:table-cell>
          <table:covered-table-cell table:style-name="ce12"/>
          <table:covered-table-cell/>
        </table:table-row>
        <table:table-row table:style-name="ro1">
          <table:table-cell table:style-name="ce3" table:formula="of:=COUNTA([$items_equipment.$A$1:.$A$1048576])-1" office:value-type="float" office:value="81" calcext:value-type="float">
            <text:p>81</text:p>
          </table:table-cell>
          <table:table-cell table:style-name="ce3" table:formula="of:=COUNTA([$items_consumable.$A$1:.$A$1048576])-1" office:value-type="float" office:value="3" calcext:value-type="float">
            <text:p>3</text:p>
          </table:table-cell>
          <table:table-cell table:style-name="ce3" table:formula="of:=COUNTA([$items_misc.$A$1:.$A$1048576])-1" office:value-type="float" office:value="4" calcext:value-type="float">
            <text:p>4</text:p>
          </table:table-cell>
          <table:table-cell table:style-name="ce3" table:formula="of:=SUM([.A3:.C3])" office:value-type="float" office:value="88" calcext:value-type="float">
            <text:p>88</text:p>
          </table:table-cell>
          <table:table-cell table:style-name="ce13" table:formula="of:=COUNTA([$enemies.$A$1:.$A$1048576])-1" office:value-type="float" office:value="19" calcext:value-type="float">
            <text:p>19</text:p>
          </table:table-cell>
          <table:table-cell table:style-name="ce15" table:formula="of:=COUNTA([$skills.$A$1:.$A$1048576])-1" office:value-type="float" office:value="11" calcext:value-type="float">
            <text:p>11</text:p>
          </table:table-cell>
        </table:table-row>
      </table:table>
      <table:table table:name="items_equipment" table:style-name="ta1">
        <table:table-column table:style-name="co63" table:default-cell-style-name="ce5"/>
        <table:table-column table:style-name="co64" table:default-cell-style-name="ce5"/>
        <table:table-column table:style-name="co65" table:default-cell-style-name="ce5"/>
        <table:table-column table:style-name="co66" table:default-cell-style-name="ce5"/>
        <table:table-column table:style-name="co67" table:default-cell-style-name="ce5"/>
        <table:table-column table:style-name="co68" table:default-cell-style-name="ce5"/>
        <table:table-column table:style-name="co69" table:default-cell-style-name="ce5"/>
        <table:table-column table:style-name="co70" table:default-cell-style-name="ce5"/>
        <table:table-column table:style-name="co71" table:default-cell-style-name="ce5"/>
        <table:table-column table:style-name="co72" table:default-cell-style-name="ce5"/>
        <table:table-column table:style-name="co73" table:default-cell-style-name="ce5"/>
        <table:table-column table:style-name="co74" table:default-cell-style-name="ce5"/>
        <table:table-column table:style-name="co75" table:default-cell-style-name="ce5"/>
        <table:table-column table:style-name="co76" table:default-cell-style-name="ce5"/>
        <table:table-column table:style-name="co77" table:default-cell-style-name="ce5"/>
        <table:table-column table:style-name="co78" table:default-cell-style-name="ce5"/>
        <table:table-column table:style-name="co79" table:default-cell-style-name="ce5"/>
        <table:table-column table:style-name="co75" table:default-cell-style-name="ce5"/>
        <table:table-column table:style-name="co80" table:default-cell-style-name="ce5"/>
        <table:table-column table:style-name="co81" table:default-cell-style-name="ce7"/>
        <table:table-column table:style-name="co82" table:default-cell-style-name="ce5"/>
        <table:table-column table:style-name="co22" table:default-cell-style-name="ce22"/>
        <table:table-column table:style-name="co83" table:default-cell-style-name="ce5"/>
        <table:table-column table:style-name="co1" table:number-columns-repeated="1001" table:default-cell-style-name="ce7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6])" office:value-type="float" office:value="0" calcext:value-type="float">
            <text:p>0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7])" office:value-type="float" office:value="0" calcext:value-type="float">
            <text:p>0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8])" office:value-type="float" office:value="0" calcext:value-type="float">
            <text:p>0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9])" office:value-type="float" office:value="0" calcext:value-type="float">
            <text:p>0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0])" office:value-type="float" office:value="0" calcext:value-type="float">
            <text:p>0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1])" office:value-type="float" office:value="0" calcext:value-type="float">
            <text:p>0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2])" office:value-type="float" office:value="0" calcext:value-type="float">
            <text:p>0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3])" office:value-type="float" office:value="0" calcext:value-type="float">
            <text:p>0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4])" office:value-type="float" office:value="0" calcext:value-type="float">
            <text:p>0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5])" office:value-type="float" office:value="0" calcext:value-type="float">
            <text:p>0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6])" office:value-type="float" office:value="0" calcext:value-type="float">
            <text:p>0</text:p>
          </table:table-cell>
          <table:table-cell table:style-name="ce6" office:value-type="string" calcext:value-type="string">
            <text:p>Holding this tarnished coin fills you with an unsettling sense of both luck and dread.#END#«And he who sailed never reached the harbor, for the harbor was yet to come in a future patch.»#END# <text:s text:c="3"/>- kuro february 3rd 2025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7])" office:value-type="float" office:value="0" calcext:value-type="float">
            <text:p>0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1"/>
        </table:table-row>
        <table:table-row table:style-name="ro6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formula="of:=COUNTIF([$loot.A$1:.A$1048576];[.A18])" office:value-type="float" office:value="0" calcext:value-type="float">
            <text:p>0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1"/>
        </table:table-row>
        <table:table-row table:style-name="ro6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19])" office:value-type="float" office:value="5" calcext:value-type="float">
            <text:p>5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0])" office:value-type="float" office:value="5" calcext:value-type="float">
            <text:p>5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1])" office:value-type="float" office:value="5" calcext:value-type="float">
            <text:p>5</text:p>
          </table:table-cell>
          <table:table-cell office:value-type="string" calcext:value-type="string">
            <text:p>A long thick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2])" office:value-type="float" office:value="5" calcext:value-type="float">
            <text:p>5</text:p>
          </table:table-cell>
          <table:table-cell office:value-type="string" calcext:value-type="string">
            <text:p>Kinda orangy-brownish color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3])" office:value-type="float" office:value="5" calcext:value-type="float">
            <text:p>5</text:p>
          </table:table-cell>
          <table:table-cell office:value-type="string" calcext:value-type="string">
            <text:p>A hat made of cow hide.. moo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4])" office:value-type="float" office:value="5" calcext:value-type="float">
            <text:p>5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5])" office:value-type="float" office:value="5" calcext:value-type="float">
            <text:p>5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6])" office:value-type="float" office:value="5" calcext:value-type="float">
            <text:p>5</text:p>
          </table:table-cell>
          <table:table-cell office:value-type="string" calcext:value-type="string">
            <text:p>Baldy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7])" office:value-type="float" office:value="5" calcext:value-type="float">
            <text:p>5</text:p>
          </table:table-cell>
          <table:table-cell office:value-type="string" calcext:value-type="string">
            <text:p>A campers favoret too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8])" office:value-type="float" office:value="5" calcext:value-type="float">
            <text:p>5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29])" office:value-type="float" office:value="5" calcext:value-type="float">
            <text:p>5</text:p>
          </table:table-cell>
          <table:table-cell office:value-type="string" calcext:value-type="string">
            <text:p>Doesn't sound quite r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0])" office:value-type="float" office:value="5" calcext:value-type="float">
            <text:p>5</text:p>
          </table:table-cell>
          <table:table-cell office:value-type="string" calcext:value-type="string">
            <text:p>All stabby no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1])" office:value-type="float" office:value="5" calcext:value-type="float">
            <text:p>5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2])" office:value-type="float" office:value="5" calcext:value-type="float">
            <text:p>5</text:p>
          </table:table-cell>
          <table:table-cell office:value-type="string" calcext:value-type="string">
            <text:p>Wooden beads on a thin threa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3])" office:value-type="float" office:value="5" calcext:value-type="float">
            <text:p>5</text:p>
          </table:table-cell>
          <table:table-cell office:value-type="string" calcext:value-type="string">
            <text:p>A plank with a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4])" office:value-type="float" office:value="5" calcext:value-type="float">
            <text:p>5</text:p>
          </table:table-cell>
          <table:table-cell office:value-type="string" calcext:value-type="string">
            <text:p>Landlubber triden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5])" office:value-type="float" office:value="5" calcext:value-type="float">
            <text:p>5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6])" office:value-type="float" office:value="5" calcext:value-type="float">
            <text:p>5</text:p>
          </table:table-cell>
          <table:table-cell office:value-type="string" calcext:value-type="string">
            <text:p>A simple shirt dark shir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7])" office:value-type="float" office:value="5" calcext:value-type="float">
            <text:p>5</text:p>
          </table:table-cell>
          <table:table-cell office:value-type="string" calcext:value-type="string">
            <text:p>A light blue tinted rob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8])" office:value-type="float" office:value="5" calcext:value-type="float">
            <text:p>5</text:p>
          </table:table-cell>
          <table:table-cell office:value-type="string" calcext:value-type="string">
            <text:p>A robe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39])" office:value-type="float" office:value="5" calcext:value-type="float">
            <text:p>5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0])" office:value-type="float" office:value="5" calcext:value-type="float">
            <text:p>5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1])" office:value-type="float" office:value="5" calcext:value-type="float">
            <text:p>5</text:p>
          </table:table-cell>
          <table:table-cell office:value-type="string" calcext:value-type="string">
            <text:p>A light blue tinted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2])" office:value-type="float" office:value="5" calcext:value-type="float">
            <text:p>5</text:p>
          </table:table-cell>
          <table:table-cell office:value-type="string" calcext:value-type="string">
            <text:p>A hood made of the finest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3])" office:value-type="float" office:value="5" calcext:value-type="float">
            <text:p>5</text:p>
          </table:table-cell>
          <table:table-cell office:value-type="string" calcext:value-type="string">
            <text:p>A small knife perfect for off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4])" office:value-type="float" office:value="5" calcext:value-type="float">
            <text:p>5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5])" office:value-type="float" office:value="5" calcext:value-type="float">
            <text:p>5</text:p>
          </table:table-cell>
          <table:table-cell office:value-type="string" calcext:value-type="string">
            <text:p>May your faith protect you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6])" office:value-type="float" office:value="5" calcext:value-type="float">
            <text:p>5</text:p>
          </table:table-cell>
          <table:table-cell office:value-type="string" calcext:value-type="string">
            <text:p>Both stabby and slash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7])" office:value-type="float" office:value="5" calcext:value-type="float">
            <text:p>5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8])" office:value-type="float" office:value="5" calcext:value-type="float">
            <text:p>5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49])" office:value-type="float" office:value="5" calcext:value-type="float">
            <text:p>5</text:p>
          </table:table-cell>
          <table:table-cell office:value-type="string" calcext:value-type="string">
            <text:p>A wood shild with a iron ri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0])" office:value-type="float" office:value="5" calcext:value-type="float">
            <text:p>5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1])" office:value-type="float" office:value="5" calcext:value-type="float">
            <text:p>5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2])" office:value-type="float" office:value="5" calcext:value-type="float">
            <text:p>5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3])" office:value-type="float" office:value="5" calcext:value-type="float">
            <text:p>5</text:p>
          </table:table-cell>
          <table:table-cell office:value-type="string" calcext:value-type="string">
            <text:p>A blue robe with golden thread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4])" office:value-type="float" office:value="5" calcext:value-type="float">
            <text:p>5</text:p>
          </table:table-cell>
          <table:table-cell office:value-type="string" calcext:value-type="string">
            <text:p>A blindingly white robe of sil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5])" office:value-type="float" office:value="5" calcext:value-type="float">
            <text:p>5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6])" office:value-type="float" office:value="5" calcext:value-type="float">
            <text:p>5</text:p>
          </table:table-cell>
          <table:table-cell office:value-type="string" calcext:value-type="string">
            <text:p>A black hood of excellent qua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7])" office:value-type="float" office:value="5" calcext:value-type="float">
            <text:p>5</text:p>
          </table:table-cell>
          <table:table-cell office:value-type="string" calcext:value-type="string">
            <text:p>A blue pointed h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8])" office:value-type="float" office:value="5" calcext:value-type="float">
            <text:p>5</text:p>
          </table:table-cell>
          <table:table-cell office:value-type="string" calcext:value-type="string">
            <text:p>A circlet made of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59])" office:value-type="float" office:value="5" calcext:value-type="float">
            <text:p>5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0])" office:value-type="float" office:value="5" calcext:value-type="float">
            <text:p>5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1])" office:value-type="float" office:value="5" calcext:value-type="float">
            <text:p>5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2])" office:value-type="float" office:value="5" calcext:value-type="float">
            <text:p>5</text:p>
          </table:table-cell>
          <table:table-cell office:value-type="string" calcext:value-type="string">
            <text:p>A perfect weapon for close comba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3])" office:value-type="float" office:value="5" calcext:value-type="float">
            <text:p>5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4])" office:value-type="float" office:value="5" calcext:value-type="float">
            <text:p>5</text:p>
          </table:table-cell>
          <table:table-cell office:value-type="string" calcext:value-type="string">
            <text:p>Who is cleric?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5])" office:value-type="float" office:value="5" calcext:value-type="float">
            <text:p>5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6])" office:value-type="float" office:value="5" calcext:value-type="float">
            <text:p>5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7])" office:value-type="float" office:value="3" calcext:value-type="float">
            <text:p>3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8])" office:value-type="float" office:value="3" calcext:value-type="float">
            <text:p>3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69])" office:value-type="float" office:value="3" calcext:value-type="float">
            <text:p>3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0])" office:value-type="float" office:value="3" calcext:value-type="float">
            <text:p>3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1])" office:value-type="float" office:value="3" calcext:value-type="float">
            <text:p>3</text:p>
          </table:table-cell>
          <table:table-cell office:value-type="string" calcext:value-type="string">
            <text:p>A steel helmet fit for a knig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2])" office:value-type="float" office:value="3" calcext:value-type="float">
            <text:p>3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3])" office:value-type="float" office:value="3" calcext:value-type="float">
            <text:p>3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4])" office:value-type="float" office:value="3" calcext:value-type="float">
            <text:p>3</text:p>
          </table:table-cell>
          <table:table-cell office:value-type="string" calcext:value-type="string">
            <text:p>A hat symbolizing fa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5])" office:value-type="float" office:value="3" calcext:value-type="float">
            <text:p>3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6])" office:value-type="float" office:value="3" calcext:value-type="float">
            <text:p>3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7])" office:value-type="float" office:value="3" calcext:value-type="float">
            <text:p>3</text:p>
          </table:table-cell>
          <table:table-cell office:value-type="string" calcext:value-type="string">
            <text:p>It looks like a mandrak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8])" office:value-type="float" office:value="3" calcext:value-type="float">
            <text:p>3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79])" office:value-type="float" office:value="3" calcext:value-type="float">
            <text:p>3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0])" office:value-type="float" office:value="3" calcext:value-type="float">
            <text:p>3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1])" office:value-type="float" office:value="3" calcext:value-type="float">
            <text:p>3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table:formula="of:=COUNTIF([$loot.A$1:.A$1048576];[.A82])" office:value-type="float" office:value="3" calcext:value-type="float">
            <text:p>3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U1048576 items_equipment.W1:items_equipment.W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W1:items_equipment.AMJ1048576 items_equipment.A1:items_equipment.U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22"/>
        <table:table-column table:style-name="co28" table:default-cell-style-name="ce34"/>
        <table:table-column table:style-name="co29" table:default-cell-style-name="ce22"/>
        <table:table-column table:style-name="co22" table:default-cell-style-name="ce22"/>
        <table:table-column table:style-name="co1" table:number-columns-repeated="1017" table:default-cell-style-name="ce34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35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35" table:formula="of:=VLOOKUP([.E2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2])" office:value-type="float" office:value="18" calcext:value-type="float">
            <text:p>18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35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table:formula="of:=COUNTIF([$loot.A$1:.A$1048576];[.A3])" office:value-type="float" office:value="18" calcext:value-type="float">
            <text:p>18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35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table:formula="of:=COUNTIF([$loot.A$1:.A$1048576];[.A4])" office:value-type="float" office:value="0" calcext:value-type="float">
            <text:p>0</text:p>
          </table:table-cell>
          <table:table-cell office:value-type="string" calcext:value-type="string">
            <text:p>Its so hard to read this…</text:p>
          </table:table-cell>
          <table:table-cell table:number-columns-repeated="1016"/>
        </table:table-row>
        <table:table-row table:style-name="ro1" table:number-rows-repeated="9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30" table:default-cell-style-name="ce34"/>
        <table:table-column table:style-name="co31" table:default-cell-style-name="ce34"/>
        <table:table-column table:style-name="co22" table:default-cell-style-name="ce22"/>
        <table:table-column table:style-name="co32" table:default-cell-style-name="ce34"/>
        <table:table-column table:style-name="co1" table:number-columns-repeated="1020" table:default-cell-style-name="ce34"/>
        <table:table-row table:style-name="ro2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OPPED</text:p>
            <text:p>BY X </text:p>
            <text:p>MOB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formula="of:=COUNTIF([$loot.A$1:.A$1048576];[.A2])" office:value-type="float" office:value="0" calcext:value-type="float">
            <text:p>0</text:p>
          </table:table-cell>
          <table:table-cell office:value-type="string" calcext:value-type="string">
            <text:p>Just a ro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table:formula="of:=COUNTIF([$loot.A$1:.A$1048576];[.A3])" office:value-type="float" office:value="0" calcext:value-type="float">
            <text:p>0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table:formula="of:=COUNTIF([$loot.A$1:.A$1048576];[.A4])" office:value-type="float" office:value="1" calcext:value-type="float">
            <text:p>1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se</text:p>
          </table:table-cell>
          <table:table-cell office:value-type="string" calcext:value-type="string">
            <text:p>Rotten corpse</text:p>
          </table:table-cell>
          <table:table-cell table:formula="of:=COUNTIF([$loot.A$1:.A$1048576];[.A5])" office:value-type="float" office:value="0" calcext:value-type="float">
            <text:p>0</text:p>
          </table:table-cell>
          <table:table-cell office:value-type="string" calcext:value-type="string">
            <text:p>This corpse has rotted beyond recognition.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2" draw:text-style-name="P3" svg:width="7.312cm" svg:height="6.946cm" svg:x="21.866cm" svg:y="2.019cm">
            <draw:text-box>
              <text:p text:style-name="P2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2"><text:span text:style-name="T1"/></text:p>
            </draw:text-box>
          </draw:frame>
        </table:shapes>
        <table:table-column table:style-name="co30" table:default-cell-style-name="ce34"/>
        <table:table-column table:style-name="co31" table:default-cell-style-name="ce34"/>
        <table:table-column table:style-name="co84" table:default-cell-style-name="ce34"/>
        <table:table-column table:style-name="co34" table:default-cell-style-name="ce34"/>
        <table:table-column table:style-name="co1" table:default-cell-style-name="ce34"/>
        <table:table-column table:style-name="co1" table:default-cell-style-name="ce22"/>
        <table:table-column table:style-name="co1" table:number-columns-repeated="1018" table:default-cell-style-name="ce34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office:value-type="string" calcext:value-type="string">
            <text:p>ENEMY LVL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]; [items_equipment.A$1:.B$1048576]; 2; 0);   VLOOKUP([.A2]; [items_misc.A$1:.B$1048576]; 2; 0)   );  VLOOKUP([.A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 mushroom</text:p>
          </table:table-cell>
          <table:table-cell table:formula="of:=VLOOKUP([.C2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]; [enemies.A$1:.L$1048576]; 12; 0); &quot;&quot;)" office:value-type="float" office:value="6" calcext:value-type="float">
            <text:p>6</text:p>
          </table:table-cell>
          <table:table-cell/>
          <table:table-cell table:style-name="ce36"/>
          <table:table-cell table:number-columns-repeated="1016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6" table:formula="of:=IFERROR(  IFERROR(   VLOOKUP([.A3]; [items_equipment.A$1:.B$1048576]; 2; 0);   VLOOKUP([.A3]; [items_misc.A$1:.B$1048576]; 2; 0)   );  VLOOKUP([.A3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6" table:formula="of:=IFERROR(  IFERROR(   VLOOKUP([.A4]; [items_equipment.A$1:.B$1048576]; 2; 0);   VLOOKUP([.A4]; [items_misc.A$1:.B$1048576]; 2; 0)   );  VLOOKUP([.A4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6" table:formula="of:=IFERROR(  IFERROR(   VLOOKUP([.A5]; [items_equipment.A$1:.B$1048576]; 2; 0);   VLOOKUP([.A5]; [items_misc.A$1:.B$1048576]; 2; 0)   );  VLOOKUP([.A5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6" table:formula="of:=IFERROR(  IFERROR(   VLOOKUP([.A6]; [items_equipment.A$1:.B$1048576]; 2; 0);   VLOOKUP([.A6]; [items_misc.A$1:.B$1048576]; 2; 0)   );  VLOOKUP([.A6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6" table:formula="of:=IFERROR(  IFERROR(   VLOOKUP([.A7]; [items_equipment.A$1:.B$1048576]; 2; 0);   VLOOKUP([.A7]; [items_misc.A$1:.B$1048576]; 2; 0)   );  VLOOKUP([.A7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6" table:formula="of:=IFERROR(  IFERROR(   VLOOKUP([.A8]; [items_equipment.A$1:.B$1048576]; 2; 0);   VLOOKUP([.A8]; [items_misc.A$1:.B$1048576]; 2; 0)   );  VLOOKUP([.A8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6" table:formula="of:=IFERROR(  IFERROR(   VLOOKUP([.A9]; [items_equipment.A$1:.B$1048576]; 2; 0);   VLOOKUP([.A9]; [items_misc.A$1:.B$1048576]; 2; 0)   );  VLOOKUP([.A9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6" table:formula="of:=IFERROR(  IFERROR(   VLOOKUP([.A10]; [items_equipment.A$1:.B$1048576]; 2; 0);   VLOOKUP([.A10]; [items_misc.A$1:.B$1048576]; 2; 0)   );  VLOOKUP([.A10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6" table:formula="of:=IFERROR(  IFERROR(   VLOOKUP([.A11]; [items_equipment.A$1:.B$1048576]; 2; 0);   VLOOKUP([.A11]; [items_misc.A$1:.B$1048576]; 2; 0)   );  VLOOKUP([.A11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6" table:formula="of:=IFERROR(  IFERROR(   VLOOKUP([.A12]; [items_equipment.A$1:.B$1048576]; 2; 0);   VLOOKUP([.A12]; [items_misc.A$1:.B$1048576]; 2; 0)   );  VLOOKUP([.A12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6" table:formula="of:=IFERROR(  IFERROR(   VLOOKUP([.A13]; [items_equipment.A$1:.B$1048576]; 2; 0);   VLOOKUP([.A13]; [items_misc.A$1:.B$1048576]; 2; 0)   );  VLOOKUP([.A13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6" table:formula="of:=IFERROR(  IFERROR(   VLOOKUP([.A14]; [items_equipment.A$1:.B$1048576]; 2; 0);   VLOOKUP([.A14]; [items_misc.A$1:.B$1048576]; 2; 0)   );  VLOOKUP([.A14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5]; [items_equipment.A$1:.B$1048576]; 2; 0);   VLOOKUP([.A15]; [items_misc.A$1:.B$1048576]; 2; 0)   );  VLOOKUP([.A1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 mushroom</text:p>
          </table:table-cell>
          <table:table-cell table:formula="of:=VLOOKUP([.C15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6" table:formula="of:=IFERROR(  IFERROR(   VLOOKUP([.A16]; [items_equipment.A$1:.B$1048576]; 2; 0);   VLOOKUP([.A16]; [items_misc.A$1:.B$1048576]; 2; 0)   );  VLOOKUP([.A16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6" table:formula="of:=IFERROR(  IFERROR(   VLOOKUP([.A17]; [items_equipment.A$1:.B$1048576]; 2; 0);   VLOOKUP([.A17]; [items_misc.A$1:.B$1048576]; 2; 0)   );  VLOOKUP([.A17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6" table:formula="of:=IFERROR(  IFERROR(   VLOOKUP([.A18]; [items_equipment.A$1:.B$1048576]; 2; 0);   VLOOKUP([.A18]; [items_misc.A$1:.B$1048576]; 2; 0)   );  VLOOKUP([.A18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8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6" table:formula="of:=IFERROR(  IFERROR(   VLOOKUP([.A19]; [items_equipment.A$1:.B$1048576]; 2; 0);   VLOOKUP([.A19]; [items_misc.A$1:.B$1048576]; 2; 0)   );  VLOOKUP([.A19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9]; [enemies.A$1:.B$1048576]; 2; 0)" office:value-type="string" office:string-value="Blue Mushroom" calcext:value-type="string">
            <text:p>Blu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0]; [items_equipment.A$1:.B$1048576]; 2; 0);   VLOOKUP([.A20]; [items_misc.A$1:.B$1048576]; 2; 0)   );  VLOOKUP([.A2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blue_slime</text:p>
          </table:table-cell>
          <table:table-cell table:formula="of:=VLOOKUP([.C20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6" table:formula="of:=IFERROR(  IFERROR(   VLOOKUP([.A21]; [items_equipment.A$1:.B$1048576]; 2; 0);   VLOOKUP([.A21]; [items_misc.A$1:.B$1048576]; 2; 0)   );  VLOOKUP([.A2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1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6" table:formula="of:=IFERROR(  IFERROR(   VLOOKUP([.A22]; [items_equipment.A$1:.B$1048576]; 2; 0);   VLOOKUP([.A22]; [items_misc.A$1:.B$1048576]; 2; 0)   );  VLOOKUP([.A22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2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6" table:formula="of:=IFERROR(  IFERROR(   VLOOKUP([.A23]; [items_equipment.A$1:.B$1048576]; 2; 0);   VLOOKUP([.A23]; [items_misc.A$1:.B$1048576]; 2; 0)   );  VLOOKUP([.A23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3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6" table:formula="of:=IFERROR(  IFERROR(   VLOOKUP([.A24]; [items_equipment.A$1:.B$1048576]; 2; 0);   VLOOKUP([.A24]; [items_misc.A$1:.B$1048576]; 2; 0)   );  VLOOKUP([.A24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4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6" table:formula="of:=IFERROR(  IFERROR(   VLOOKUP([.A25]; [items_equipment.A$1:.B$1048576]; 2; 0);   VLOOKUP([.A25]; [items_misc.A$1:.B$1048576]; 2; 0)   );  VLOOKUP([.A25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25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6" table:formula="of:=IFERROR(  IFERROR(   VLOOKUP([.A26]; [items_equipment.A$1:.B$1048576]; 2; 0);   VLOOKUP([.A26]; [items_misc.A$1:.B$1048576]; 2; 0)   );  VLOOKUP([.A26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6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6" table:formula="of:=IFERROR(  IFERROR(   VLOOKUP([.A27]; [items_equipment.A$1:.B$1048576]; 2; 0);   VLOOKUP([.A27]; [items_misc.A$1:.B$1048576]; 2; 0)   );  VLOOKUP([.A27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7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6" table:formula="of:=IFERROR(  IFERROR(   VLOOKUP([.A28]; [items_equipment.A$1:.B$1048576]; 2; 0);   VLOOKUP([.A28]; [items_misc.A$1:.B$1048576]; 2; 0)   );  VLOOKUP([.A28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28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6" table:formula="of:=IFERROR(  IFERROR(   VLOOKUP([.A29]; [items_equipment.A$1:.B$1048576]; 2; 0);   VLOOKUP([.A29]; [items_misc.A$1:.B$1048576]; 2; 0)   );  VLOOKUP([.A29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9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6" table:formula="of:=IFERROR(  IFERROR(   VLOOKUP([.A30]; [items_equipment.A$1:.B$1048576]; 2; 0);   VLOOKUP([.A30]; [items_misc.A$1:.B$1048576]; 2; 0)   );  VLOOKUP([.A30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30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6" table:formula="of:=IFERROR(  IFERROR(   VLOOKUP([.A31]; [items_equipment.A$1:.B$1048576]; 2; 0);   VLOOKUP([.A31]; [items_misc.A$1:.B$1048576]; 2; 0)   );  VLOOKUP([.A31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31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6" table:formula="of:=IFERROR(  IFERROR(   VLOOKUP([.A32]; [items_equipment.A$1:.B$1048576]; 2; 0);   VLOOKUP([.A32]; [items_misc.A$1:.B$1048576]; 2; 0)   );  VLOOKUP([.A32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32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33]; [items_equipment.A$1:.B$1048576]; 2; 0);   VLOOKUP([.A33]; [items_misc.A$1:.B$1048576]; 2; 0)   );  VLOOKUP([.A3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blue_slime</text:p>
          </table:table-cell>
          <table:table-cell table:formula="of:=VLOOKUP([.C33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6" table:formula="of:=IFERROR(  IFERROR(   VLOOKUP([.A34]; [items_equipment.A$1:.B$1048576]; 2; 0);   VLOOKUP([.A34]; [items_misc.A$1:.B$1048576]; 2; 0)   );  VLOOKUP([.A34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4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6" table:formula="of:=IFERROR(  IFERROR(   VLOOKUP([.A35]; [items_equipment.A$1:.B$1048576]; 2; 0);   VLOOKUP([.A35]; [items_misc.A$1:.B$1048576]; 2; 0)   );  VLOOKUP([.A35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5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6" table:formula="of:=IFERROR(  IFERROR(   VLOOKUP([.A36]; [items_equipment.A$1:.B$1048576]; 2; 0);   VLOOKUP([.A36]; [items_misc.A$1:.B$1048576]; 2; 0)   );  VLOOKUP([.A36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6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6" table:formula="of:=IFERROR(  IFERROR(   VLOOKUP([.A37]; [items_equipment.A$1:.B$1048576]; 2; 0);   VLOOKUP([.A37]; [items_misc.A$1:.B$1048576]; 2; 0)   );  VLOOKUP([.A37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7]; [enemies.A$1:.B$1048576]; 2; 0)" office:value-type="string" office:string-value="Blue Slime" calcext:value-type="string">
            <text:p>Blue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38]; [items_equipment.A$1:.B$1048576]; 2; 0);   VLOOKUP([.A38]; [items_misc.A$1:.B$1048576]; 2; 0)   );  VLOOKUP([.A3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evil_eye</text:p>
          </table:table-cell>
          <table:table-cell table:formula="of:=VLOOKUP([.C38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6" table:formula="of:=IFERROR(  IFERROR(   VLOOKUP([.A39]; [items_equipment.A$1:.B$1048576]; 2; 0);   VLOOKUP([.A39]; [items_misc.A$1:.B$1048576]; 2; 0)   );  VLOOKUP([.A39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9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6" table:formula="of:=IFERROR(  IFERROR(   VLOOKUP([.A40]; [items_equipment.A$1:.B$1048576]; 2; 0);   VLOOKUP([.A40]; [items_misc.A$1:.B$1048576]; 2; 0)   );  VLOOKUP([.A40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40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6" table:formula="of:=IFERROR(  IFERROR(   VLOOKUP([.A41]; [items_equipment.A$1:.B$1048576]; 2; 0);   VLOOKUP([.A41]; [items_misc.A$1:.B$1048576]; 2; 0)   );  VLOOKUP([.A41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41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6" table:formula="of:=IFERROR(  IFERROR(   VLOOKUP([.A42]; [items_equipment.A$1:.B$1048576]; 2; 0);   VLOOKUP([.A42]; [items_misc.A$1:.B$1048576]; 2; 0)   );  VLOOKUP([.A42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42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6" table:formula="of:=IFERROR(  IFERROR(   VLOOKUP([.A43]; [items_equipment.A$1:.B$1048576]; 2; 0);   VLOOKUP([.A43]; [items_misc.A$1:.B$1048576]; 2; 0)   );  VLOOKUP([.A43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43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6" table:formula="of:=IFERROR(  IFERROR(   VLOOKUP([.A44]; [items_equipment.A$1:.B$1048576]; 2; 0);   VLOOKUP([.A44]; [items_misc.A$1:.B$1048576]; 2; 0)   );  VLOOKUP([.A44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44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6" table:formula="of:=IFERROR(  IFERROR(   VLOOKUP([.A45]; [items_equipment.A$1:.B$1048576]; 2; 0);   VLOOKUP([.A45]; [items_misc.A$1:.B$1048576]; 2; 0)   );  VLOOKUP([.A45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5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6" table:formula="of:=IFERROR(  IFERROR(   VLOOKUP([.A46]; [items_equipment.A$1:.B$1048576]; 2; 0);   VLOOKUP([.A46]; [items_misc.A$1:.B$1048576]; 2; 0)   );  VLOOKUP([.A46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6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6" table:formula="of:=IFERROR(  IFERROR(   VLOOKUP([.A47]; [items_equipment.A$1:.B$1048576]; 2; 0);   VLOOKUP([.A47]; [items_misc.A$1:.B$1048576]; 2; 0)   );  VLOOKUP([.A47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7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6" table:formula="of:=IFERROR(  IFERROR(   VLOOKUP([.A48]; [items_equipment.A$1:.B$1048576]; 2; 0);   VLOOKUP([.A48]; [items_misc.A$1:.B$1048576]; 2; 0)   );  VLOOKUP([.A48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8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6" table:formula="of:=IFERROR(  IFERROR(   VLOOKUP([.A49]; [items_equipment.A$1:.B$1048576]; 2; 0);   VLOOKUP([.A49]; [items_misc.A$1:.B$1048576]; 2; 0)   );  VLOOKUP([.A49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9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4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6" table:formula="of:=IFERROR(  IFERROR(   VLOOKUP([.A50]; [items_equipment.A$1:.B$1048576]; 2; 0);   VLOOKUP([.A50]; [items_misc.A$1:.B$1048576]; 2; 0)   );  VLOOKUP([.A50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50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51]; [items_equipment.A$1:.B$1048576]; 2; 0);   VLOOKUP([.A51]; [items_misc.A$1:.B$1048576]; 2; 0)   );  VLOOKUP([.A5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evil_eye</text:p>
          </table:table-cell>
          <table:table-cell table:formula="of:=VLOOKUP([.C51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6" table:formula="of:=IFERROR(  IFERROR(   VLOOKUP([.A52]; [items_equipment.A$1:.B$1048576]; 2; 0);   VLOOKUP([.A52]; [items_misc.A$1:.B$1048576]; 2; 0)   );  VLOOKUP([.A52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52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6" table:formula="of:=IFERROR(  IFERROR(   VLOOKUP([.A53]; [items_equipment.A$1:.B$1048576]; 2; 0);   VLOOKUP([.A53]; [items_misc.A$1:.B$1048576]; 2; 0)   );  VLOOKUP([.A53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53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6" table:formula="of:=IFERROR(  IFERROR(   VLOOKUP([.A54]; [items_equipment.A$1:.B$1048576]; 2; 0);   VLOOKUP([.A54]; [items_misc.A$1:.B$1048576]; 2; 0)   );  VLOOKUP([.A54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54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6" table:formula="of:=IFERROR(  IFERROR(   VLOOKUP([.A55]; [items_equipment.A$1:.B$1048576]; 2; 0);   VLOOKUP([.A55]; [items_misc.A$1:.B$1048576]; 2; 0)   );  VLOOKUP([.A55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55]; [enemies.A$1:.B$1048576]; 2; 0)" office:value-type="string" office:string-value="Evil Eye" calcext:value-type="string">
            <text:p>Evil Ey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56]; [items_equipment.A$1:.B$1048576]; 2; 0);   VLOOKUP([.A56]; [items_misc.A$1:.B$1048576]; 2; 0)   );  VLOOKUP([.A5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green_slime</text:p>
          </table:table-cell>
          <table:table-cell table:formula="of:=VLOOKUP([.C56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6" table:formula="of:=IFERROR(  IFERROR(   VLOOKUP([.A57]; [items_equipment.A$1:.B$1048576]; 2; 0);   VLOOKUP([.A57]; [items_misc.A$1:.B$1048576]; 2; 0)   );  VLOOKUP([.A57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7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6" table:formula="of:=IFERROR(  IFERROR(   VLOOKUP([.A58]; [items_equipment.A$1:.B$1048576]; 2; 0);   VLOOKUP([.A58]; [items_misc.A$1:.B$1048576]; 2; 0)   );  VLOOKUP([.A58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8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6" table:formula="of:=IFERROR(  IFERROR(   VLOOKUP([.A59]; [items_equipment.A$1:.B$1048576]; 2; 0);   VLOOKUP([.A59]; [items_misc.A$1:.B$1048576]; 2; 0)   );  VLOOKUP([.A5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9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5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6" table:formula="of:=IFERROR(  IFERROR(   VLOOKUP([.A60]; [items_equipment.A$1:.B$1048576]; 2; 0);   VLOOKUP([.A60]; [items_misc.A$1:.B$1048576]; 2; 0)   );  VLOOKUP([.A60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60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6" table:formula="of:=IFERROR(  IFERROR(   VLOOKUP([.A61]; [items_equipment.A$1:.B$1048576]; 2; 0);   VLOOKUP([.A61]; [items_misc.A$1:.B$1048576]; 2; 0)   );  VLOOKUP([.A6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61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6" table:formula="of:=IFERROR(  IFERROR(   VLOOKUP([.A62]; [items_equipment.A$1:.B$1048576]; 2; 0);   VLOOKUP([.A62]; [items_misc.A$1:.B$1048576]; 2; 0)   );  VLOOKUP([.A62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62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6" table:formula="of:=IFERROR(  IFERROR(   VLOOKUP([.A63]; [items_equipment.A$1:.B$1048576]; 2; 0);   VLOOKUP([.A63]; [items_misc.A$1:.B$1048576]; 2; 0)   );  VLOOKUP([.A63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63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6" table:formula="of:=IFERROR(  IFERROR(   VLOOKUP([.A64]; [items_equipment.A$1:.B$1048576]; 2; 0);   VLOOKUP([.A64]; [items_misc.A$1:.B$1048576]; 2; 0)   );  VLOOKUP([.A6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64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6" table:formula="of:=IFERROR(  IFERROR(   VLOOKUP([.A65]; [items_equipment.A$1:.B$1048576]; 2; 0);   VLOOKUP([.A65]; [items_misc.A$1:.B$1048576]; 2; 0)   );  VLOOKUP([.A65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65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6" table:formula="of:=IFERROR(  IFERROR(   VLOOKUP([.A66]; [items_equipment.A$1:.B$1048576]; 2; 0);   VLOOKUP([.A66]; [items_misc.A$1:.B$1048576]; 2; 0)   );  VLOOKUP([.A6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66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6" table:formula="of:=IFERROR(  IFERROR(   VLOOKUP([.A67]; [items_equipment.A$1:.B$1048576]; 2; 0);   VLOOKUP([.A67]; [items_misc.A$1:.B$1048576]; 2; 0)   );  VLOOKUP([.A67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7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6" table:formula="of:=IFERROR(  IFERROR(   VLOOKUP([.A68]; [items_equipment.A$1:.B$1048576]; 2; 0);   VLOOKUP([.A68]; [items_misc.A$1:.B$1048576]; 2; 0)   );  VLOOKUP([.A68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8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69]; [items_equipment.A$1:.B$1048576]; 2; 0);   VLOOKUP([.A69]; [items_misc.A$1:.B$1048576]; 2; 0)   );  VLOOKUP([.A6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green_slime</text:p>
          </table:table-cell>
          <table:table-cell table:formula="of:=VLOOKUP([.C69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6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6" table:formula="of:=IFERROR(  IFERROR(   VLOOKUP([.A70]; [items_equipment.A$1:.B$1048576]; 2; 0);   VLOOKUP([.A70]; [items_misc.A$1:.B$1048576]; 2; 0)   );  VLOOKUP([.A7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70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6" table:formula="of:=IFERROR(  IFERROR(   VLOOKUP([.A71]; [items_equipment.A$1:.B$1048576]; 2; 0);   VLOOKUP([.A71]; [items_misc.A$1:.B$1048576]; 2; 0)   );  VLOOKUP([.A7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71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6" table:formula="of:=IFERROR(  IFERROR(   VLOOKUP([.A72]; [items_equipment.A$1:.B$1048576]; 2; 0);   VLOOKUP([.A72]; [items_misc.A$1:.B$1048576]; 2; 0)   );  VLOOKUP([.A7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72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6" table:formula="of:=IFERROR(  IFERROR(   VLOOKUP([.A73]; [items_equipment.A$1:.B$1048576]; 2; 0);   VLOOKUP([.A73]; [items_misc.A$1:.B$1048576]; 2; 0)   );  VLOOKUP([.A7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73]; [enemies.A$1:.B$1048576]; 2; 0)" office:value-type="string" office:string-value="Green Slime" calcext:value-type="string">
            <text:p>Green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74]; [items_equipment.A$1:.B$1048576]; 2; 0);   VLOOKUP([.A74]; [items_misc.A$1:.B$1048576]; 2; 0)   );  VLOOKUP([.A7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horned_mushroom</text:p>
          </table:table-cell>
          <table:table-cell table:formula="of:=VLOOKUP([.C74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6" table:formula="of:=IFERROR(  IFERROR(   VLOOKUP([.A75]; [items_equipment.A$1:.B$1048576]; 2; 0);   VLOOKUP([.A75]; [items_misc.A$1:.B$1048576]; 2; 0)   );  VLOOKUP([.A75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75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6" table:formula="of:=IFERROR(  IFERROR(   VLOOKUP([.A76]; [items_equipment.A$1:.B$1048576]; 2; 0);   VLOOKUP([.A76]; [items_misc.A$1:.B$1048576]; 2; 0)   );  VLOOKUP([.A76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76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6" table:formula="of:=IFERROR(  IFERROR(   VLOOKUP([.A77]; [items_equipment.A$1:.B$1048576]; 2; 0);   VLOOKUP([.A77]; [items_misc.A$1:.B$1048576]; 2; 0)   );  VLOOKUP([.A77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77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6" table:formula="of:=IFERROR(  IFERROR(   VLOOKUP([.A78]; [items_equipment.A$1:.B$1048576]; 2; 0);   VLOOKUP([.A78]; [items_misc.A$1:.B$1048576]; 2; 0)   );  VLOOKUP([.A78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78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6" table:formula="of:=IFERROR(  IFERROR(   VLOOKUP([.A79]; [items_equipment.A$1:.B$1048576]; 2; 0);   VLOOKUP([.A79]; [items_misc.A$1:.B$1048576]; 2; 0)   );  VLOOKUP([.A79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9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6" table:formula="of:=IFERROR(  IFERROR(   VLOOKUP([.A80]; [items_equipment.A$1:.B$1048576]; 2; 0);   VLOOKUP([.A80]; [items_misc.A$1:.B$1048576]; 2; 0)   );  VLOOKUP([.A80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80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6" table:formula="of:=IFERROR(  IFERROR(   VLOOKUP([.A81]; [items_equipment.A$1:.B$1048576]; 2; 0);   VLOOKUP([.A81]; [items_misc.A$1:.B$1048576]; 2; 0)   );  VLOOKUP([.A81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81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6" table:formula="of:=IFERROR(  IFERROR(   VLOOKUP([.A82]; [items_equipment.A$1:.B$1048576]; 2; 0);   VLOOKUP([.A82]; [items_misc.A$1:.B$1048576]; 2; 0)   );  VLOOKUP([.A82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82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6" table:formula="of:=IFERROR(  IFERROR(   VLOOKUP([.A83]; [items_equipment.A$1:.B$1048576]; 2; 0);   VLOOKUP([.A83]; [items_misc.A$1:.B$1048576]; 2; 0)   );  VLOOKUP([.A83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83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6" table:formula="of:=IFERROR(  IFERROR(   VLOOKUP([.A84]; [items_equipment.A$1:.B$1048576]; 2; 0);   VLOOKUP([.A84]; [items_misc.A$1:.B$1048576]; 2; 0)   );  VLOOKUP([.A84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84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6" table:formula="of:=IFERROR(  IFERROR(   VLOOKUP([.A85]; [items_equipment.A$1:.B$1048576]; 2; 0);   VLOOKUP([.A85]; [items_misc.A$1:.B$1048576]; 2; 0)   );  VLOOKUP([.A85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85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6" table:formula="of:=IFERROR(  IFERROR(   VLOOKUP([.A86]; [items_equipment.A$1:.B$1048576]; 2; 0);   VLOOKUP([.A86]; [items_misc.A$1:.B$1048576]; 2; 0)   );  VLOOKUP([.A86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86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87]; [items_equipment.A$1:.B$1048576]; 2; 0);   VLOOKUP([.A87]; [items_misc.A$1:.B$1048576]; 2; 0)   );  VLOOKUP([.A8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horned_mushroom</text:p>
          </table:table-cell>
          <table:table-cell table:formula="of:=VLOOKUP([.C87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6" table:formula="of:=IFERROR(  IFERROR(   VLOOKUP([.A88]; [items_equipment.A$1:.B$1048576]; 2; 0);   VLOOKUP([.A88]; [items_misc.A$1:.B$1048576]; 2; 0)   );  VLOOKUP([.A88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88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6" table:formula="of:=IFERROR(  IFERROR(   VLOOKUP([.A89]; [items_equipment.A$1:.B$1048576]; 2; 0);   VLOOKUP([.A89]; [items_misc.A$1:.B$1048576]; 2; 0)   );  VLOOKUP([.A8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89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6" table:formula="of:=IFERROR(  IFERROR(   VLOOKUP([.A90]; [items_equipment.A$1:.B$1048576]; 2; 0);   VLOOKUP([.A90]; [items_misc.A$1:.B$1048576]; 2; 0)   );  VLOOKUP([.A90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90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6" table:formula="of:=IFERROR(  IFERROR(   VLOOKUP([.A91]; [items_equipment.A$1:.B$1048576]; 2; 0);   VLOOKUP([.A91]; [items_misc.A$1:.B$1048576]; 2; 0)   );  VLOOKUP([.A9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91]; [enemies.A$1:.B$1048576]; 2; 0)" office:value-type="string" office:string-value="Horned Mushroom" calcext:value-type="string">
            <text:p>Horned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92]; [items_equipment.A$1:.B$1048576]; 2; 0);   VLOOKUP([.A92]; [items_misc.A$1:.B$1048576]; 2; 0)   );  VLOOKUP([.A9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ctopus</text:p>
          </table:table-cell>
          <table:table-cell table:formula="of:=VLOOKUP([.C92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6" table:formula="of:=IFERROR(  IFERROR(   VLOOKUP([.A93]; [items_equipment.A$1:.B$1048576]; 2; 0);   VLOOKUP([.A93]; [items_misc.A$1:.B$1048576]; 2; 0)   );  VLOOKUP([.A9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93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6" table:formula="of:=IFERROR(  IFERROR(   VLOOKUP([.A94]; [items_equipment.A$1:.B$1048576]; 2; 0);   VLOOKUP([.A94]; [items_misc.A$1:.B$1048576]; 2; 0)   );  VLOOKUP([.A9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94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6" table:formula="of:=IFERROR(  IFERROR(   VLOOKUP([.A95]; [items_equipment.A$1:.B$1048576]; 2; 0);   VLOOKUP([.A95]; [items_misc.A$1:.B$1048576]; 2; 0)   );  VLOOKUP([.A9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95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6" table:formula="of:=IFERROR(  IFERROR(   VLOOKUP([.A96]; [items_equipment.A$1:.B$1048576]; 2; 0);   VLOOKUP([.A96]; [items_misc.A$1:.B$1048576]; 2; 0)   );  VLOOKUP([.A9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96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6" table:formula="of:=IFERROR(  IFERROR(   VLOOKUP([.A97]; [items_equipment.A$1:.B$1048576]; 2; 0);   VLOOKUP([.A97]; [items_misc.A$1:.B$1048576]; 2; 0)   );  VLOOKUP([.A9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97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6" table:formula="of:=IFERROR(  IFERROR(   VLOOKUP([.A98]; [items_equipment.A$1:.B$1048576]; 2; 0);   VLOOKUP([.A98]; [items_misc.A$1:.B$1048576]; 2; 0)   );  VLOOKUP([.A9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98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6" table:formula="of:=IFERROR(  IFERROR(   VLOOKUP([.A99]; [items_equipment.A$1:.B$1048576]; 2; 0);   VLOOKUP([.A99]; [items_misc.A$1:.B$1048576]; 2; 0)   );  VLOOKUP([.A9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99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6" table:formula="of:=IFERROR(  IFERROR(   VLOOKUP([.A100]; [items_equipment.A$1:.B$1048576]; 2; 0);   VLOOKUP([.A100]; [items_misc.A$1:.B$1048576]; 2; 0)   );  VLOOKUP([.A100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100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6" table:formula="of:=IFERROR(  IFERROR(   VLOOKUP([.A101]; [items_equipment.A$1:.B$1048576]; 2; 0);   VLOOKUP([.A101]; [items_misc.A$1:.B$1048576]; 2; 0)   );  VLOOKUP([.A10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101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6" table:formula="of:=IFERROR(  IFERROR(   VLOOKUP([.A102]; [items_equipment.A$1:.B$1048576]; 2; 0);   VLOOKUP([.A102]; [items_misc.A$1:.B$1048576]; 2; 0)   );  VLOOKUP([.A10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102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6" table:formula="of:=IFERROR(  IFERROR(   VLOOKUP([.A103]; [items_equipment.A$1:.B$1048576]; 2; 0);   VLOOKUP([.A103]; [items_misc.A$1:.B$1048576]; 2; 0)   );  VLOOKUP([.A10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103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6" table:formula="of:=IFERROR(  IFERROR(   VLOOKUP([.A104]; [items_equipment.A$1:.B$1048576]; 2; 0);   VLOOKUP([.A104]; [items_misc.A$1:.B$1048576]; 2; 0)   );  VLOOKUP([.A10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104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05]; [items_equipment.A$1:.B$1048576]; 2; 0);   VLOOKUP([.A105]; [items_misc.A$1:.B$1048576]; 2; 0)   );  VLOOKUP([.A10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ctopus</text:p>
          </table:table-cell>
          <table:table-cell table:formula="of:=VLOOKUP([.C105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6" table:formula="of:=IFERROR(  IFERROR(   VLOOKUP([.A106]; [items_equipment.A$1:.B$1048576]; 2; 0);   VLOOKUP([.A106]; [items_misc.A$1:.B$1048576]; 2; 0)   );  VLOOKUP([.A10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106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6" table:formula="of:=IFERROR(  IFERROR(   VLOOKUP([.A107]; [items_equipment.A$1:.B$1048576]; 2; 0);   VLOOKUP([.A107]; [items_misc.A$1:.B$1048576]; 2; 0)   );  VLOOKUP([.A107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107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6" table:formula="of:=IFERROR(  IFERROR(   VLOOKUP([.A108]; [items_equipment.A$1:.B$1048576]; 2; 0);   VLOOKUP([.A108]; [items_misc.A$1:.B$1048576]; 2; 0)   );  VLOOKUP([.A108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108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6" table:formula="of:=IFERROR(  IFERROR(   VLOOKUP([.A109]; [items_equipment.A$1:.B$1048576]; 2; 0);   VLOOKUP([.A109]; [items_misc.A$1:.B$1048576]; 2; 0)   );  VLOOKUP([.A10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109]; [enemies.A$1:.B$1048576]; 2; 0)" office:value-type="string" office:string-value="Octopus" calcext:value-type="string">
            <text:p>Octopus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0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110]; [items_equipment.A$1:.B$1048576]; 2; 0);   VLOOKUP([.A110]; [items_misc.A$1:.B$1048576]; 2; 0)   );  VLOOKUP([.A11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orange mushroom</text:p>
          </table:table-cell>
          <table:table-cell table:formula="of:=VLOOKUP([.C110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6" table:formula="of:=IFERROR(  IFERROR(   VLOOKUP([.A111]; [items_equipment.A$1:.B$1048576]; 2; 0);   VLOOKUP([.A111]; [items_misc.A$1:.B$1048576]; 2; 0)   );  VLOOKUP([.A111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6" table:formula="of:=IFERROR(  IFERROR(   VLOOKUP([.A112]; [items_equipment.A$1:.B$1048576]; 2; 0);   VLOOKUP([.A112]; [items_misc.A$1:.B$1048576]; 2; 0)   );  VLOOKUP([.A112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112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6" table:formula="of:=IFERROR(  IFERROR(   VLOOKUP([.A113]; [items_equipment.A$1:.B$1048576]; 2; 0);   VLOOKUP([.A113]; [items_misc.A$1:.B$1048576]; 2; 0)   );  VLOOKUP([.A113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13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6" table:formula="of:=IFERROR(  IFERROR(   VLOOKUP([.A114]; [items_equipment.A$1:.B$1048576]; 2; 0);   VLOOKUP([.A114]; [items_misc.A$1:.B$1048576]; 2; 0)   );  VLOOKUP([.A114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14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6" table:formula="of:=IFERROR(  IFERROR(   VLOOKUP([.A115]; [items_equipment.A$1:.B$1048576]; 2; 0);   VLOOKUP([.A115]; [items_misc.A$1:.B$1048576]; 2; 0)   );  VLOOKUP([.A115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15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6" table:formula="of:=IFERROR(  IFERROR(   VLOOKUP([.A116]; [items_equipment.A$1:.B$1048576]; 2; 0);   VLOOKUP([.A116]; [items_misc.A$1:.B$1048576]; 2; 0)   );  VLOOKUP([.A116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16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6" table:formula="of:=IFERROR(  IFERROR(   VLOOKUP([.A117]; [items_equipment.A$1:.B$1048576]; 2; 0);   VLOOKUP([.A117]; [items_misc.A$1:.B$1048576]; 2; 0)   );  VLOOKUP([.A117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17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6" table:formula="of:=IFERROR(  IFERROR(   VLOOKUP([.A118]; [items_equipment.A$1:.B$1048576]; 2; 0);   VLOOKUP([.A118]; [items_misc.A$1:.B$1048576]; 2; 0)   );  VLOOKUP([.A118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18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6" table:formula="of:=IFERROR(  IFERROR(   VLOOKUP([.A119]; [items_equipment.A$1:.B$1048576]; 2; 0);   VLOOKUP([.A119]; [items_misc.A$1:.B$1048576]; 2; 0)   );  VLOOKUP([.A119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19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1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6" table:formula="of:=IFERROR(  IFERROR(   VLOOKUP([.A120]; [items_equipment.A$1:.B$1048576]; 2; 0);   VLOOKUP([.A120]; [items_misc.A$1:.B$1048576]; 2; 0)   );  VLOOKUP([.A120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20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6" table:formula="of:=IFERROR(  IFERROR(   VLOOKUP([.A121]; [items_equipment.A$1:.B$1048576]; 2; 0);   VLOOKUP([.A121]; [items_misc.A$1:.B$1048576]; 2; 0)   );  VLOOKUP([.A121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21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6" table:formula="of:=IFERROR(  IFERROR(   VLOOKUP([.A122]; [items_equipment.A$1:.B$1048576]; 2; 0);   VLOOKUP([.A122]; [items_misc.A$1:.B$1048576]; 2; 0)   );  VLOOKUP([.A122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22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23]; [items_equipment.A$1:.B$1048576]; 2; 0);   VLOOKUP([.A123]; [items_misc.A$1:.B$1048576]; 2; 0)   );  VLOOKUP([.A12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orange mushroom</text:p>
          </table:table-cell>
          <table:table-cell table:formula="of:=VLOOKUP([.C123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6" table:formula="of:=IFERROR(  IFERROR(   VLOOKUP([.A124]; [items_equipment.A$1:.B$1048576]; 2; 0);   VLOOKUP([.A124]; [items_misc.A$1:.B$1048576]; 2; 0)   );  VLOOKUP([.A124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24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6" table:formula="of:=IFERROR(  IFERROR(   VLOOKUP([.A125]; [items_equipment.A$1:.B$1048576]; 2; 0);   VLOOKUP([.A125]; [items_misc.A$1:.B$1048576]; 2; 0)   );  VLOOKUP([.A125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25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6" table:formula="of:=IFERROR(  IFERROR(   VLOOKUP([.A126]; [items_equipment.A$1:.B$1048576]; 2; 0);   VLOOKUP([.A126]; [items_misc.A$1:.B$1048576]; 2; 0)   );  VLOOKUP([.A126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26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6" table:formula="of:=IFERROR(  IFERROR(   VLOOKUP([.A127]; [items_equipment.A$1:.B$1048576]; 2; 0);   VLOOKUP([.A127]; [items_misc.A$1:.B$1048576]; 2; 0)   );  VLOOKUP([.A127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27]; [enemies.A$1:.B$1048576]; 2; 0)" office:value-type="string" office:string-value="Orange Mushroom" calcext:value-type="string">
            <text:p>Orange Mu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128]; [items_equipment.A$1:.B$1048576]; 2; 0);   VLOOKUP([.A128]; [items_misc.A$1:.B$1048576]; 2; 0)   );  VLOOKUP([.A12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pig</text:p>
          </table:table-cell>
          <table:table-cell table:formula="of:=VLOOKUP([.C128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6" table:formula="of:=IFERROR(  IFERROR(   VLOOKUP([.A129]; [items_equipment.A$1:.B$1048576]; 2; 0);   VLOOKUP([.A129]; [items_misc.A$1:.B$1048576]; 2; 0)   );  VLOOKUP([.A129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29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2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6" table:formula="of:=IFERROR(  IFERROR(   VLOOKUP([.A130]; [items_equipment.A$1:.B$1048576]; 2; 0);   VLOOKUP([.A130]; [items_misc.A$1:.B$1048576]; 2; 0)   );  VLOOKUP([.A130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30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6" table:formula="of:=IFERROR(  IFERROR(   VLOOKUP([.A131]; [items_equipment.A$1:.B$1048576]; 2; 0);   VLOOKUP([.A131]; [items_misc.A$1:.B$1048576]; 2; 0)   );  VLOOKUP([.A131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31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6" table:formula="of:=IFERROR(  IFERROR(   VLOOKUP([.A132]; [items_equipment.A$1:.B$1048576]; 2; 0);   VLOOKUP([.A132]; [items_misc.A$1:.B$1048576]; 2; 0)   );  VLOOKUP([.A132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32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6" table:formula="of:=IFERROR(  IFERROR(   VLOOKUP([.A133]; [items_equipment.A$1:.B$1048576]; 2; 0);   VLOOKUP([.A133]; [items_misc.A$1:.B$1048576]; 2; 0)   );  VLOOKUP([.A133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33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6" table:formula="of:=IFERROR(  IFERROR(   VLOOKUP([.A134]; [items_equipment.A$1:.B$1048576]; 2; 0);   VLOOKUP([.A134]; [items_misc.A$1:.B$1048576]; 2; 0)   );  VLOOKUP([.A134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34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6" table:formula="of:=IFERROR(  IFERROR(   VLOOKUP([.A135]; [items_equipment.A$1:.B$1048576]; 2; 0);   VLOOKUP([.A135]; [items_misc.A$1:.B$1048576]; 2; 0)   );  VLOOKUP([.A135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35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6" table:formula="of:=IFERROR(  IFERROR(   VLOOKUP([.A136]; [items_equipment.A$1:.B$1048576]; 2; 0);   VLOOKUP([.A136]; [items_misc.A$1:.B$1048576]; 2; 0)   );  VLOOKUP([.A136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36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6" table:formula="of:=IFERROR(  IFERROR(   VLOOKUP([.A137]; [items_equipment.A$1:.B$1048576]; 2; 0);   VLOOKUP([.A137]; [items_misc.A$1:.B$1048576]; 2; 0)   );  VLOOKUP([.A137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37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6" table:formula="of:=IFERROR(  IFERROR(   VLOOKUP([.A138]; [items_equipment.A$1:.B$1048576]; 2; 0);   VLOOKUP([.A138]; [items_misc.A$1:.B$1048576]; 2; 0)   );  VLOOKUP([.A138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38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6" table:formula="of:=IFERROR(  IFERROR(   VLOOKUP([.A139]; [items_equipment.A$1:.B$1048576]; 2; 0);   VLOOKUP([.A139]; [items_misc.A$1:.B$1048576]; 2; 0)   );  VLOOKUP([.A139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39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6" table:formula="of:=IFERROR(  IFERROR(   VLOOKUP([.A140]; [items_equipment.A$1:.B$1048576]; 2; 0);   VLOOKUP([.A140]; [items_misc.A$1:.B$1048576]; 2; 0)   );  VLOOKUP([.A140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40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41]; [items_equipment.A$1:.B$1048576]; 2; 0);   VLOOKUP([.A141]; [items_misc.A$1:.B$1048576]; 2; 0)   );  VLOOKUP([.A14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pig</text:p>
          </table:table-cell>
          <table:table-cell table:formula="of:=VLOOKUP([.C141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6" table:formula="of:=IFERROR(  IFERROR(   VLOOKUP([.A142]; [items_equipment.A$1:.B$1048576]; 2; 0);   VLOOKUP([.A142]; [items_misc.A$1:.B$1048576]; 2; 0)   );  VLOOKUP([.A14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42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6" table:formula="of:=IFERROR(  IFERROR(   VLOOKUP([.A143]; [items_equipment.A$1:.B$1048576]; 2; 0);   VLOOKUP([.A143]; [items_misc.A$1:.B$1048576]; 2; 0)   );  VLOOKUP([.A14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43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6" table:formula="of:=IFERROR(  IFERROR(   VLOOKUP([.A144]; [items_equipment.A$1:.B$1048576]; 2; 0);   VLOOKUP([.A144]; [items_misc.A$1:.B$1048576]; 2; 0)   );  VLOOKUP([.A14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44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6" table:formula="of:=IFERROR(  IFERROR(   VLOOKUP([.A145]; [items_equipment.A$1:.B$1048576]; 2; 0);   VLOOKUP([.A145]; [items_misc.A$1:.B$1048576]; 2; 0)   );  VLOOKUP([.A14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45]; [enemies.A$1:.B$1048576]; 2; 0)" office:value-type="string" office:string-value="Pig" calcext:value-type="string">
            <text:p>Pig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146]; [items_equipment.A$1:.B$1048576]; 2; 0);   VLOOKUP([.A146]; [items_misc.A$1:.B$1048576]; 2; 0)   );  VLOOKUP([.A14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at</text:p>
          </table:table-cell>
          <table:table-cell table:formula="of:=VLOOKUP([.C146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6" table:formula="of:=IFERROR(  IFERROR(   VLOOKUP([.A147]; [items_equipment.A$1:.B$1048576]; 2; 0);   VLOOKUP([.A147]; [items_misc.A$1:.B$1048576]; 2; 0)   );  VLOOKUP([.A147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47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6" table:formula="of:=IFERROR(  IFERROR(   VLOOKUP([.A148]; [items_equipment.A$1:.B$1048576]; 2; 0);   VLOOKUP([.A148]; [items_misc.A$1:.B$1048576]; 2; 0)   );  VLOOKUP([.A148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48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6" table:formula="of:=IFERROR(  IFERROR(   VLOOKUP([.A149]; [items_equipment.A$1:.B$1048576]; 2; 0);   VLOOKUP([.A149]; [items_misc.A$1:.B$1048576]; 2; 0)   );  VLOOKUP([.A149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49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4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6" table:formula="of:=IFERROR(  IFERROR(   VLOOKUP([.A150]; [items_equipment.A$1:.B$1048576]; 2; 0);   VLOOKUP([.A150]; [items_misc.A$1:.B$1048576]; 2; 0)   );  VLOOKUP([.A150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50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6" table:formula="of:=IFERROR(  IFERROR(   VLOOKUP([.A151]; [items_equipment.A$1:.B$1048576]; 2; 0);   VLOOKUP([.A151]; [items_misc.A$1:.B$1048576]; 2; 0)   );  VLOOKUP([.A151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51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6" table:formula="of:=IFERROR(  IFERROR(   VLOOKUP([.A152]; [items_equipment.A$1:.B$1048576]; 2; 0);   VLOOKUP([.A152]; [items_misc.A$1:.B$1048576]; 2; 0)   );  VLOOKUP([.A152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52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6" table:formula="of:=IFERROR(  IFERROR(   VLOOKUP([.A153]; [items_equipment.A$1:.B$1048576]; 2; 0);   VLOOKUP([.A153]; [items_misc.A$1:.B$1048576]; 2; 0)   );  VLOOKUP([.A153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53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6" table:formula="of:=IFERROR(  IFERROR(   VLOOKUP([.A154]; [items_equipment.A$1:.B$1048576]; 2; 0);   VLOOKUP([.A154]; [items_misc.A$1:.B$1048576]; 2; 0)   );  VLOOKUP([.A154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54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6" table:formula="of:=IFERROR(  IFERROR(   VLOOKUP([.A155]; [items_equipment.A$1:.B$1048576]; 2; 0);   VLOOKUP([.A155]; [items_misc.A$1:.B$1048576]; 2; 0)   );  VLOOKUP([.A155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55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6" table:formula="of:=IFERROR(  IFERROR(   VLOOKUP([.A156]; [items_equipment.A$1:.B$1048576]; 2; 0);   VLOOKUP([.A156]; [items_misc.A$1:.B$1048576]; 2; 0)   );  VLOOKUP([.A156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56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6" table:formula="of:=IFERROR(  IFERROR(   VLOOKUP([.A157]; [items_equipment.A$1:.B$1048576]; 2; 0);   VLOOKUP([.A157]; [items_misc.A$1:.B$1048576]; 2; 0)   );  VLOOKUP([.A157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57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6" table:formula="of:=IFERROR(  IFERROR(   VLOOKUP([.A158]; [items_equipment.A$1:.B$1048576]; 2; 0);   VLOOKUP([.A158]; [items_misc.A$1:.B$1048576]; 2; 0)   );  VLOOKUP([.A158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58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59]; [items_equipment.A$1:.B$1048576]; 2; 0);   VLOOKUP([.A159]; [items_misc.A$1:.B$1048576]; 2; 0)   );  VLOOKUP([.A15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at</text:p>
          </table:table-cell>
          <table:table-cell table:formula="of:=VLOOKUP([.C159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6" table:formula="of:=IFERROR(  IFERROR(   VLOOKUP([.A160]; [items_equipment.A$1:.B$1048576]; 2; 0);   VLOOKUP([.A160]; [items_misc.A$1:.B$1048576]; 2; 0)   );  VLOOKUP([.A160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60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6" table:formula="of:=IFERROR(  IFERROR(   VLOOKUP([.A161]; [items_equipment.A$1:.B$1048576]; 2; 0);   VLOOKUP([.A161]; [items_misc.A$1:.B$1048576]; 2; 0)   );  VLOOKUP([.A16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61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6" table:formula="of:=IFERROR(  IFERROR(   VLOOKUP([.A162]; [items_equipment.A$1:.B$1048576]; 2; 0);   VLOOKUP([.A162]; [items_misc.A$1:.B$1048576]; 2; 0)   );  VLOOKUP([.A162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62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6" table:formula="of:=IFERROR(  IFERROR(   VLOOKUP([.A163]; [items_equipment.A$1:.B$1048576]; 2; 0);   VLOOKUP([.A163]; [items_misc.A$1:.B$1048576]; 2; 0)   );  VLOOKUP([.A163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63]; [enemies.A$1:.B$1048576]; 2; 0)" office:value-type="string" office:string-value="Rat" calcext:value-type="string">
            <text:p>Rat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164]; [items_equipment.A$1:.B$1048576]; 2; 0);   VLOOKUP([.A164]; [items_misc.A$1:.B$1048576]; 2; 0)   );  VLOOKUP([.A16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cap</text:p>
          </table:table-cell>
          <table:table-cell table:formula="of:=VLOOKUP([.C164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6" table:formula="of:=IFERROR(  IFERROR(   VLOOKUP([.A165]; [items_equipment.A$1:.B$1048576]; 2; 0);   VLOOKUP([.A165]; [items_misc.A$1:.B$1048576]; 2; 0)   );  VLOOKUP([.A165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65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6" table:formula="of:=IFERROR(  IFERROR(   VLOOKUP([.A166]; [items_equipment.A$1:.B$1048576]; 2; 0);   VLOOKUP([.A166]; [items_misc.A$1:.B$1048576]; 2; 0)   );  VLOOKUP([.A166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66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6" table:formula="of:=IFERROR(  IFERROR(   VLOOKUP([.A167]; [items_equipment.A$1:.B$1048576]; 2; 0);   VLOOKUP([.A167]; [items_misc.A$1:.B$1048576]; 2; 0)   );  VLOOKUP([.A167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67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6" table:formula="of:=IFERROR(  IFERROR(   VLOOKUP([.A168]; [items_equipment.A$1:.B$1048576]; 2; 0);   VLOOKUP([.A168]; [items_misc.A$1:.B$1048576]; 2; 0)   );  VLOOKUP([.A168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68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6" table:formula="of:=IFERROR(  IFERROR(   VLOOKUP([.A169]; [items_equipment.A$1:.B$1048576]; 2; 0);   VLOOKUP([.A169]; [items_misc.A$1:.B$1048576]; 2; 0)   );  VLOOKUP([.A16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69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6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6" table:formula="of:=IFERROR(  IFERROR(   VLOOKUP([.A170]; [items_equipment.A$1:.B$1048576]; 2; 0);   VLOOKUP([.A170]; [items_misc.A$1:.B$1048576]; 2; 0)   );  VLOOKUP([.A170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70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6" table:formula="of:=IFERROR(  IFERROR(   VLOOKUP([.A171]; [items_equipment.A$1:.B$1048576]; 2; 0);   VLOOKUP([.A171]; [items_misc.A$1:.B$1048576]; 2; 0)   );  VLOOKUP([.A17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71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6" table:formula="of:=IFERROR(  IFERROR(   VLOOKUP([.A172]; [items_equipment.A$1:.B$1048576]; 2; 0);   VLOOKUP([.A172]; [items_misc.A$1:.B$1048576]; 2; 0)   );  VLOOKUP([.A17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72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6" table:formula="of:=IFERROR(  IFERROR(   VLOOKUP([.A173]; [items_equipment.A$1:.B$1048576]; 2; 0);   VLOOKUP([.A173]; [items_misc.A$1:.B$1048576]; 2; 0)   );  VLOOKUP([.A173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73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6" table:formula="of:=IFERROR(  IFERROR(   VLOOKUP([.A174]; [items_equipment.A$1:.B$1048576]; 2; 0);   VLOOKUP([.A174]; [items_misc.A$1:.B$1048576]; 2; 0)   );  VLOOKUP([.A174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74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6" table:formula="of:=IFERROR(  IFERROR(   VLOOKUP([.A175]; [items_equipment.A$1:.B$1048576]; 2; 0);   VLOOKUP([.A175]; [items_misc.A$1:.B$1048576]; 2; 0)   );  VLOOKUP([.A175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75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6" table:formula="of:=IFERROR(  IFERROR(   VLOOKUP([.A176]; [items_equipment.A$1:.B$1048576]; 2; 0);   VLOOKUP([.A176]; [items_misc.A$1:.B$1048576]; 2; 0)   );  VLOOKUP([.A17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76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77]; [items_equipment.A$1:.B$1048576]; 2; 0);   VLOOKUP([.A177]; [items_misc.A$1:.B$1048576]; 2; 0)   );  VLOOKUP([.A17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cap</text:p>
          </table:table-cell>
          <table:table-cell table:formula="of:=VLOOKUP([.C177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6" table:formula="of:=IFERROR(  IFERROR(   VLOOKUP([.A178]; [items_equipment.A$1:.B$1048576]; 2; 0);   VLOOKUP([.A178]; [items_misc.A$1:.B$1048576]; 2; 0)   );  VLOOKUP([.A178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78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6" table:formula="of:=IFERROR(  IFERROR(   VLOOKUP([.A179]; [items_equipment.A$1:.B$1048576]; 2; 0);   VLOOKUP([.A179]; [items_misc.A$1:.B$1048576]; 2; 0)   );  VLOOKUP([.A179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79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7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6" table:formula="of:=IFERROR(  IFERROR(   VLOOKUP([.A180]; [items_equipment.A$1:.B$1048576]; 2; 0);   VLOOKUP([.A180]; [items_misc.A$1:.B$1048576]; 2; 0)   );  VLOOKUP([.A180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80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6" table:formula="of:=IFERROR(  IFERROR(   VLOOKUP([.A181]; [items_equipment.A$1:.B$1048576]; 2; 0);   VLOOKUP([.A181]; [items_misc.A$1:.B$1048576]; 2; 0)   );  VLOOKUP([.A181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81]; [enemies.A$1:.B$1048576]; 2; 0)" office:value-type="string" office:string-value="Red Cap" calcext:value-type="string">
            <text:p>Red Ca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182]; [items_equipment.A$1:.B$1048576]; 2; 0);   VLOOKUP([.A182]; [items_misc.A$1:.B$1048576]; 2; 0)   );  VLOOKUP([.A18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red_slime</text:p>
          </table:table-cell>
          <table:table-cell table:formula="of:=VLOOKUP([.C182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36" table:formula="of:=IFERROR(  IFERROR(   VLOOKUP([.A183]; [items_equipment.A$1:.B$1048576]; 2; 0);   VLOOKUP([.A183]; [items_misc.A$1:.B$1048576]; 2; 0)   );  VLOOKUP([.A18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83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36" table:formula="of:=IFERROR(  IFERROR(   VLOOKUP([.A184]; [items_equipment.A$1:.B$1048576]; 2; 0);   VLOOKUP([.A184]; [items_misc.A$1:.B$1048576]; 2; 0)   );  VLOOKUP([.A18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84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36" table:formula="of:=IFERROR(  IFERROR(   VLOOKUP([.A185]; [items_equipment.A$1:.B$1048576]; 2; 0);   VLOOKUP([.A185]; [items_misc.A$1:.B$1048576]; 2; 0)   );  VLOOKUP([.A18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85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36" table:formula="of:=IFERROR(  IFERROR(   VLOOKUP([.A186]; [items_equipment.A$1:.B$1048576]; 2; 0);   VLOOKUP([.A186]; [items_misc.A$1:.B$1048576]; 2; 0)   );  VLOOKUP([.A18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86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36" table:formula="of:=IFERROR(  IFERROR(   VLOOKUP([.A187]; [items_equipment.A$1:.B$1048576]; 2; 0);   VLOOKUP([.A187]; [items_misc.A$1:.B$1048576]; 2; 0)   );  VLOOKUP([.A18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87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36" table:formula="of:=IFERROR(  IFERROR(   VLOOKUP([.A188]; [items_equipment.A$1:.B$1048576]; 2; 0);   VLOOKUP([.A188]; [items_misc.A$1:.B$1048576]; 2; 0)   );  VLOOKUP([.A18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88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36" table:formula="of:=IFERROR(  IFERROR(   VLOOKUP([.A189]; [items_equipment.A$1:.B$1048576]; 2; 0);   VLOOKUP([.A189]; [items_misc.A$1:.B$1048576]; 2; 0)   );  VLOOKUP([.A18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89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8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36" table:formula="of:=IFERROR(  IFERROR(   VLOOKUP([.A190]; [items_equipment.A$1:.B$1048576]; 2; 0);   VLOOKUP([.A190]; [items_misc.A$1:.B$1048576]; 2; 0)   );  VLOOKUP([.A190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90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0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36" table:formula="of:=IFERROR(  IFERROR(   VLOOKUP([.A191]; [items_equipment.A$1:.B$1048576]; 2; 0);   VLOOKUP([.A191]; [items_misc.A$1:.B$1048576]; 2; 0)   );  VLOOKUP([.A19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91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1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36" table:formula="of:=IFERROR(  IFERROR(   VLOOKUP([.A192]; [items_equipment.A$1:.B$1048576]; 2; 0);   VLOOKUP([.A192]; [items_misc.A$1:.B$1048576]; 2; 0)   );  VLOOKUP([.A19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92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2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36" table:formula="of:=IFERROR(  IFERROR(   VLOOKUP([.A193]; [items_equipment.A$1:.B$1048576]; 2; 0);   VLOOKUP([.A193]; [items_misc.A$1:.B$1048576]; 2; 0)   );  VLOOKUP([.A19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93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3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36" table:formula="of:=IFERROR(  IFERROR(   VLOOKUP([.A194]; [items_equipment.A$1:.B$1048576]; 2; 0);   VLOOKUP([.A194]; [items_misc.A$1:.B$1048576]; 2; 0)   );  VLOOKUP([.A19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94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4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195]; [items_equipment.A$1:.B$1048576]; 2; 0);   VLOOKUP([.A195]; [items_misc.A$1:.B$1048576]; 2; 0)   );  VLOOKUP([.A19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red_slime</text:p>
          </table:table-cell>
          <table:table-cell table:formula="of:=VLOOKUP([.C195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5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36" table:formula="of:=IFERROR(  IFERROR(   VLOOKUP([.A196]; [items_equipment.A$1:.B$1048576]; 2; 0);   VLOOKUP([.A196]; [items_misc.A$1:.B$1048576]; 2; 0)   );  VLOOKUP([.A196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96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6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36" table:formula="of:=IFERROR(  IFERROR(   VLOOKUP([.A197]; [items_equipment.A$1:.B$1048576]; 2; 0);   VLOOKUP([.A197]; [items_misc.A$1:.B$1048576]; 2; 0)   );  VLOOKUP([.A197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97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7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36" table:formula="of:=IFERROR(  IFERROR(   VLOOKUP([.A198]; [items_equipment.A$1:.B$1048576]; 2; 0);   VLOOKUP([.A198]; [items_misc.A$1:.B$1048576]; 2; 0)   );  VLOOKUP([.A198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98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8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36" table:formula="of:=IFERROR(  IFERROR(   VLOOKUP([.A199]; [items_equipment.A$1:.B$1048576]; 2; 0);   VLOOKUP([.A199]; [items_misc.A$1:.B$1048576]; 2; 0)   );  VLOOKUP([.A199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99]; [enemies.A$1:.B$1048576]; 2; 0)" office:value-type="string" office:string-value="Red Slime" calcext:value-type="string">
            <text:p>Red Slim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199]; [enemies.A$1:.L$1048576]; 12; 0); &quot;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00]; [items_equipment.A$1:.B$1048576]; 2; 0);   VLOOKUP([.A200]; [items_misc.A$1:.B$1048576]; 2; 0)   );  VLOOKUP([.A200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hroom</text:p>
          </table:table-cell>
          <table:table-cell table:formula="of:=VLOOKUP([.C200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6" table:formula="of:=IFERROR(  IFERROR(   VLOOKUP([.A201]; [items_equipment.A$1:.B$1048576]; 2; 0);   VLOOKUP([.A201]; [items_misc.A$1:.B$1048576]; 2; 0)   );  VLOOKUP([.A201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201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6" table:formula="of:=IFERROR(  IFERROR(   VLOOKUP([.A202]; [items_equipment.A$1:.B$1048576]; 2; 0);   VLOOKUP([.A202]; [items_misc.A$1:.B$1048576]; 2; 0)   );  VLOOKUP([.A202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202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6" table:formula="of:=IFERROR(  IFERROR(   VLOOKUP([.A203]; [items_equipment.A$1:.B$1048576]; 2; 0);   VLOOKUP([.A203]; [items_misc.A$1:.B$1048576]; 2; 0)   );  VLOOKUP([.A203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203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6" table:formula="of:=IFERROR(  IFERROR(   VLOOKUP([.A204]; [items_equipment.A$1:.B$1048576]; 2; 0);   VLOOKUP([.A204]; [items_misc.A$1:.B$1048576]; 2; 0)   );  VLOOKUP([.A204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204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6" table:formula="of:=IFERROR(  IFERROR(   VLOOKUP([.A205]; [items_equipment.A$1:.B$1048576]; 2; 0);   VLOOKUP([.A205]; [items_misc.A$1:.B$1048576]; 2; 0)   );  VLOOKUP([.A205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205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6" table:formula="of:=IFERROR(  IFERROR(   VLOOKUP([.A206]; [items_equipment.A$1:.B$1048576]; 2; 0);   VLOOKUP([.A206]; [items_misc.A$1:.B$1048576]; 2; 0)   );  VLOOKUP([.A206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206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6" table:formula="of:=IFERROR(  IFERROR(   VLOOKUP([.A207]; [items_equipment.A$1:.B$1048576]; 2; 0);   VLOOKUP([.A207]; [items_misc.A$1:.B$1048576]; 2; 0)   );  VLOOKUP([.A207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207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6" table:formula="of:=IFERROR(  IFERROR(   VLOOKUP([.A208]; [items_equipment.A$1:.B$1048576]; 2; 0);   VLOOKUP([.A208]; [items_misc.A$1:.B$1048576]; 2; 0)   );  VLOOKUP([.A208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208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6" table:formula="of:=IFERROR(  IFERROR(   VLOOKUP([.A209]; [items_equipment.A$1:.B$1048576]; 2; 0);   VLOOKUP([.A209]; [items_misc.A$1:.B$1048576]; 2; 0)   );  VLOOKUP([.A209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209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0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6" table:formula="of:=IFERROR(  IFERROR(   VLOOKUP([.A210]; [items_equipment.A$1:.B$1048576]; 2; 0);   VLOOKUP([.A210]; [items_misc.A$1:.B$1048576]; 2; 0)   );  VLOOKUP([.A210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210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6" table:formula="of:=IFERROR(  IFERROR(   VLOOKUP([.A211]; [items_equipment.A$1:.B$1048576]; 2; 0);   VLOOKUP([.A211]; [items_misc.A$1:.B$1048576]; 2; 0)   );  VLOOKUP([.A211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211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6" table:formula="of:=IFERROR(  IFERROR(   VLOOKUP([.A212]; [items_equipment.A$1:.B$1048576]; 2; 0);   VLOOKUP([.A212]; [items_misc.A$1:.B$1048576]; 2; 0)   );  VLOOKUP([.A212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212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213]; [items_equipment.A$1:.B$1048576]; 2; 0);   VLOOKUP([.A213]; [items_misc.A$1:.B$1048576]; 2; 0)   );  VLOOKUP([.A213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hroom</text:p>
          </table:table-cell>
          <table:table-cell table:formula="of:=VLOOKUP([.C213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6" table:formula="of:=IFERROR(  IFERROR(   VLOOKUP([.A214]; [items_equipment.A$1:.B$1048576]; 2; 0);   VLOOKUP([.A214]; [items_misc.A$1:.B$1048576]; 2; 0)   );  VLOOKUP([.A21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214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6" table:formula="of:=IFERROR(  IFERROR(   VLOOKUP([.A215]; [items_equipment.A$1:.B$1048576]; 2; 0);   VLOOKUP([.A215]; [items_misc.A$1:.B$1048576]; 2; 0)   );  VLOOKUP([.A215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215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6" table:formula="of:=IFERROR(  IFERROR(   VLOOKUP([.A216]; [items_equipment.A$1:.B$1048576]; 2; 0);   VLOOKUP([.A216]; [items_misc.A$1:.B$1048576]; 2; 0)   );  VLOOKUP([.A21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216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6" table:formula="of:=IFERROR(  IFERROR(   VLOOKUP([.A217]; [items_equipment.A$1:.B$1048576]; 2; 0);   VLOOKUP([.A217]; [items_misc.A$1:.B$1048576]; 2; 0)   );  VLOOKUP([.A217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217]; [enemies.A$1:.B$1048576]; 2; 0)" office:value-type="string" office:string-value="Shroom" calcext:value-type="string">
            <text:p>Shroom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18]; [items_equipment.A$1:.B$1048576]; 2; 0);   VLOOKUP([.A218]; [items_misc.A$1:.B$1048576]; 2; 0)   );  VLOOKUP([.A218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nail</text:p>
          </table:table-cell>
          <table:table-cell table:formula="of:=VLOOKUP([.C218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6" table:formula="of:=IFERROR(  IFERROR(   VLOOKUP([.A219]; [items_equipment.A$1:.B$1048576]; 2; 0);   VLOOKUP([.A219]; [items_misc.A$1:.B$1048576]; 2; 0)   );  VLOOKUP([.A219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219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6" table:formula="of:=IFERROR(  IFERROR(   VLOOKUP([.A220]; [items_equipment.A$1:.B$1048576]; 2; 0);   VLOOKUP([.A220]; [items_misc.A$1:.B$1048576]; 2; 0)   );  VLOOKUP([.A220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220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6" table:formula="of:=IFERROR(  IFERROR(   VLOOKUP([.A221]; [items_equipment.A$1:.B$1048576]; 2; 0);   VLOOKUP([.A221]; [items_misc.A$1:.B$1048576]; 2; 0)   );  VLOOKUP([.A221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221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6" table:formula="of:=IFERROR(  IFERROR(   VLOOKUP([.A222]; [items_equipment.A$1:.B$1048576]; 2; 0);   VLOOKUP([.A222]; [items_misc.A$1:.B$1048576]; 2; 0)   );  VLOOKUP([.A222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222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6" table:formula="of:=IFERROR(  IFERROR(   VLOOKUP([.A223]; [items_equipment.A$1:.B$1048576]; 2; 0);   VLOOKUP([.A223]; [items_misc.A$1:.B$1048576]; 2; 0)   );  VLOOKUP([.A223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223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6" table:formula="of:=IFERROR(  IFERROR(   VLOOKUP([.A224]; [items_equipment.A$1:.B$1048576]; 2; 0);   VLOOKUP([.A224]; [items_misc.A$1:.B$1048576]; 2; 0)   );  VLOOKUP([.A224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224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6" table:formula="of:=IFERROR(  IFERROR(   VLOOKUP([.A225]; [items_equipment.A$1:.B$1048576]; 2; 0);   VLOOKUP([.A225]; [items_misc.A$1:.B$1048576]; 2; 0)   );  VLOOKUP([.A225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25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6" table:formula="of:=IFERROR(  IFERROR(   VLOOKUP([.A226]; [items_equipment.A$1:.B$1048576]; 2; 0);   VLOOKUP([.A226]; [items_misc.A$1:.B$1048576]; 2; 0)   );  VLOOKUP([.A226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26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6" table:formula="of:=IFERROR(  IFERROR(   VLOOKUP([.A227]; [items_equipment.A$1:.B$1048576]; 2; 0);   VLOOKUP([.A227]; [items_misc.A$1:.B$1048576]; 2; 0)   );  VLOOKUP([.A227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27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6" table:formula="of:=IFERROR(  IFERROR(   VLOOKUP([.A228]; [items_equipment.A$1:.B$1048576]; 2; 0);   VLOOKUP([.A228]; [items_misc.A$1:.B$1048576]; 2; 0)   );  VLOOKUP([.A228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28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6" table:formula="of:=IFERROR(  IFERROR(   VLOOKUP([.A229]; [items_equipment.A$1:.B$1048576]; 2; 0);   VLOOKUP([.A229]; [items_misc.A$1:.B$1048576]; 2; 0)   );  VLOOKUP([.A229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29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2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6" table:formula="of:=IFERROR(  IFERROR(   VLOOKUP([.A230]; [items_equipment.A$1:.B$1048576]; 2; 0);   VLOOKUP([.A230]; [items_misc.A$1:.B$1048576]; 2; 0)   );  VLOOKUP([.A230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30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231]; [items_equipment.A$1:.B$1048576]; 2; 0);   VLOOKUP([.A231]; [items_misc.A$1:.B$1048576]; 2; 0)   );  VLOOKUP([.A231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nail</text:p>
          </table:table-cell>
          <table:table-cell table:formula="of:=VLOOKUP([.C231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6" table:formula="of:=IFERROR(  IFERROR(   VLOOKUP([.A232]; [items_equipment.A$1:.B$1048576]; 2; 0);   VLOOKUP([.A232]; [items_misc.A$1:.B$1048576]; 2; 0)   );  VLOOKUP([.A232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32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6" table:formula="of:=IFERROR(  IFERROR(   VLOOKUP([.A233]; [items_equipment.A$1:.B$1048576]; 2; 0);   VLOOKUP([.A233]; [items_misc.A$1:.B$1048576]; 2; 0)   );  VLOOKUP([.A233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33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6" table:formula="of:=IFERROR(  IFERROR(   VLOOKUP([.A234]; [items_equipment.A$1:.B$1048576]; 2; 0);   VLOOKUP([.A234]; [items_misc.A$1:.B$1048576]; 2; 0)   );  VLOOKUP([.A23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34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6" table:formula="of:=IFERROR(  IFERROR(   VLOOKUP([.A235]; [items_equipment.A$1:.B$1048576]; 2; 0);   VLOOKUP([.A235]; [items_misc.A$1:.B$1048576]; 2; 0)   );  VLOOKUP([.A235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35]; [enemies.A$1:.B$1048576]; 2; 0)" office:value-type="string" office:string-value="Snail" calcext:value-type="string">
            <text:p>Snail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36]; [items_equipment.A$1:.B$1048576]; 2; 0);   VLOOKUP([.A236]; [items_misc.A$1:.B$1048576]; 2; 0)   );  VLOOKUP([.A236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ider</text:p>
          </table:table-cell>
          <table:table-cell table:formula="of:=VLOOKUP([.C236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6" table:formula="of:=IFERROR(  IFERROR(   VLOOKUP([.A237]; [items_equipment.A$1:.B$1048576]; 2; 0);   VLOOKUP([.A237]; [items_misc.A$1:.B$1048576]; 2; 0)   );  VLOOKUP([.A237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37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6" table:formula="of:=IFERROR(  IFERROR(   VLOOKUP([.A238]; [items_equipment.A$1:.B$1048576]; 2; 0);   VLOOKUP([.A238]; [items_misc.A$1:.B$1048576]; 2; 0)   );  VLOOKUP([.A238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38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6" table:formula="of:=IFERROR(  IFERROR(   VLOOKUP([.A239]; [items_equipment.A$1:.B$1048576]; 2; 0);   VLOOKUP([.A239]; [items_misc.A$1:.B$1048576]; 2; 0)   );  VLOOKUP([.A239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39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3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6" table:formula="of:=IFERROR(  IFERROR(   VLOOKUP([.A240]; [items_equipment.A$1:.B$1048576]; 2; 0);   VLOOKUP([.A240]; [items_misc.A$1:.B$1048576]; 2; 0)   );  VLOOKUP([.A240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40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6" table:formula="of:=IFERROR(  IFERROR(   VLOOKUP([.A241]; [items_equipment.A$1:.B$1048576]; 2; 0);   VLOOKUP([.A241]; [items_misc.A$1:.B$1048576]; 2; 0)   );  VLOOKUP([.A241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41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6" table:formula="of:=IFERROR(  IFERROR(   VLOOKUP([.A242]; [items_equipment.A$1:.B$1048576]; 2; 0);   VLOOKUP([.A242]; [items_misc.A$1:.B$1048576]; 2; 0)   );  VLOOKUP([.A242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42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6" table:formula="of:=IFERROR(  IFERROR(   VLOOKUP([.A243]; [items_equipment.A$1:.B$1048576]; 2; 0);   VLOOKUP([.A243]; [items_misc.A$1:.B$1048576]; 2; 0)   );  VLOOKUP([.A243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43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6" table:formula="of:=IFERROR(  IFERROR(   VLOOKUP([.A244]; [items_equipment.A$1:.B$1048576]; 2; 0);   VLOOKUP([.A244]; [items_misc.A$1:.B$1048576]; 2; 0)   );  VLOOKUP([.A244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44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6" table:formula="of:=IFERROR(  IFERROR(   VLOOKUP([.A245]; [items_equipment.A$1:.B$1048576]; 2; 0);   VLOOKUP([.A245]; [items_misc.A$1:.B$1048576]; 2; 0)   );  VLOOKUP([.A245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45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6" table:formula="of:=IFERROR(  IFERROR(   VLOOKUP([.A246]; [items_equipment.A$1:.B$1048576]; 2; 0);   VLOOKUP([.A246]; [items_misc.A$1:.B$1048576]; 2; 0)   );  VLOOKUP([.A246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46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6" table:formula="of:=IFERROR(  IFERROR(   VLOOKUP([.A247]; [items_equipment.A$1:.B$1048576]; 2; 0);   VLOOKUP([.A247]; [items_misc.A$1:.B$1048576]; 2; 0)   );  VLOOKUP([.A247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47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6" table:formula="of:=IFERROR(  IFERROR(   VLOOKUP([.A248]; [items_equipment.A$1:.B$1048576]; 2; 0);   VLOOKUP([.A248]; [items_misc.A$1:.B$1048576]; 2; 0)   );  VLOOKUP([.A248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48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249]; [items_equipment.A$1:.B$1048576]; 2; 0);   VLOOKUP([.A249]; [items_misc.A$1:.B$1048576]; 2; 0)   );  VLOOKUP([.A249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ider</text:p>
          </table:table-cell>
          <table:table-cell table:formula="of:=VLOOKUP([.C249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4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6" table:formula="of:=IFERROR(  IFERROR(   VLOOKUP([.A250]; [items_equipment.A$1:.B$1048576]; 2; 0);   VLOOKUP([.A250]; [items_misc.A$1:.B$1048576]; 2; 0)   );  VLOOKUP([.A25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50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6" table:formula="of:=IFERROR(  IFERROR(   VLOOKUP([.A251]; [items_equipment.A$1:.B$1048576]; 2; 0);   VLOOKUP([.A251]; [items_misc.A$1:.B$1048576]; 2; 0)   );  VLOOKUP([.A25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51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6" table:formula="of:=IFERROR(  IFERROR(   VLOOKUP([.A252]; [items_equipment.A$1:.B$1048576]; 2; 0);   VLOOKUP([.A252]; [items_misc.A$1:.B$1048576]; 2; 0)   );  VLOOKUP([.A25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52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6" table:formula="of:=IFERROR(  IFERROR(   VLOOKUP([.A253]; [items_equipment.A$1:.B$1048576]; 2; 0);   VLOOKUP([.A253]; [items_misc.A$1:.B$1048576]; 2; 0)   );  VLOOKUP([.A25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53]; [enemies.A$1:.B$1048576]; 2; 0)" office:value-type="string" office:string-value="Spider" calcext:value-type="string">
            <text:p>Spider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54]; [items_equipment.A$1:.B$1048576]; 2; 0);   VLOOKUP([.A254]; [items_misc.A$1:.B$1048576]; 2; 0)   );  VLOOKUP([.A254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spore</text:p>
          </table:table-cell>
          <table:table-cell table:formula="of:=VLOOKUP([.C254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body 1</text:p>
          </table:table-cell>
          <table:table-cell table:style-name="ce36" table:formula="of:=IFERROR(  IFERROR(   VLOOKUP([.A255]; [items_equipment.A$1:.B$1048576]; 2; 0);   VLOOKUP([.A255]; [items_misc.A$1:.B$1048576]; 2; 0)   );  VLOOKUP([.A255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pore</text:p>
          </table:table-cell>
          <table:table-cell table:formula="of:=VLOOKUP([.C255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6" table:formula="of:=IFERROR(  IFERROR(   VLOOKUP([.A256]; [items_equipment.A$1:.B$1048576]; 2; 0);   VLOOKUP([.A256]; [items_misc.A$1:.B$1048576]; 2; 0)   );  VLOOKUP([.A25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pore</text:p>
          </table:table-cell>
          <table:table-cell table:formula="of:=VLOOKUP([.C256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6" table:formula="of:=IFERROR(  IFERROR(   VLOOKUP([.A257]; [items_equipment.A$1:.B$1048576]; 2; 0);   VLOOKUP([.A257]; [items_misc.A$1:.B$1048576]; 2; 0)   );  VLOOKUP([.A257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pore</text:p>
          </table:table-cell>
          <table:table-cell table:formula="of:=VLOOKUP([.C257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weapon 1</text:p>
          </table:table-cell>
          <table:table-cell table:style-name="ce36" table:formula="of:=IFERROR(  IFERROR(   VLOOKUP([.A258]; [items_equipment.A$1:.B$1048576]; 2; 0);   VLOOKUP([.A258]; [items_misc.A$1:.B$1048576]; 2; 0)   );  VLOOKUP([.A258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pore</text:p>
          </table:table-cell>
          <table:table-cell table:formula="of:=VLOOKUP([.C258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6" table:formula="of:=IFERROR(  IFERROR(   VLOOKUP([.A259]; [items_equipment.A$1:.B$1048576]; 2; 0);   VLOOKUP([.A259]; [items_misc.A$1:.B$1048576]; 2; 0)   );  VLOOKUP([.A25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59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5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6" table:formula="of:=IFERROR(  IFERROR(   VLOOKUP([.A260]; [items_equipment.A$1:.B$1048576]; 2; 0);   VLOOKUP([.A260]; [items_misc.A$1:.B$1048576]; 2; 0)   );  VLOOKUP([.A260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60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6" table:formula="of:=IFERROR(  IFERROR(   VLOOKUP([.A261]; [items_equipment.A$1:.B$1048576]; 2; 0);   VLOOKUP([.A261]; [items_misc.A$1:.B$1048576]; 2; 0)   );  VLOOKUP([.A26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61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6" table:formula="of:=IFERROR(  IFERROR(   VLOOKUP([.A262]; [items_equipment.A$1:.B$1048576]; 2; 0);   VLOOKUP([.A262]; [items_misc.A$1:.B$1048576]; 2; 0)   );  VLOOKUP([.A262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62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6" table:formula="of:=IFERROR(  IFERROR(   VLOOKUP([.A263]; [items_equipment.A$1:.B$1048576]; 2; 0);   VLOOKUP([.A263]; [items_misc.A$1:.B$1048576]; 2; 0)   );  VLOOKUP([.A263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63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6" table:formula="of:=IFERROR(  IFERROR(   VLOOKUP([.A264]; [items_equipment.A$1:.B$1048576]; 2; 0);   VLOOKUP([.A264]; [items_misc.A$1:.B$1048576]; 2; 0)   );  VLOOKUP([.A26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64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6" table:formula="of:=IFERROR(  IFERROR(   VLOOKUP([.A265]; [items_equipment.A$1:.B$1048576]; 2; 0);   VLOOKUP([.A265]; [items_misc.A$1:.B$1048576]; 2; 0)   );  VLOOKUP([.A265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65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6" table:formula="of:=IFERROR(  IFERROR(   VLOOKUP([.A266]; [items_equipment.A$1:.B$1048576]; 2; 0);   VLOOKUP([.A266]; [items_misc.A$1:.B$1048576]; 2; 0)   );  VLOOKUP([.A2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66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267]; [items_equipment.A$1:.B$1048576]; 2; 0);   VLOOKUP([.A267]; [items_misc.A$1:.B$1048576]; 2; 0)   );  VLOOKUP([.A267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spore</text:p>
          </table:table-cell>
          <table:table-cell table:formula="of:=VLOOKUP([.C267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6" table:formula="of:=IFERROR(  IFERROR(   VLOOKUP([.A268]; [items_equipment.A$1:.B$1048576]; 2; 0);   VLOOKUP([.A268]; [items_misc.A$1:.B$1048576]; 2; 0)   );  VLOOKUP([.A268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68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6" table:formula="of:=IFERROR(  IFERROR(   VLOOKUP([.A269]; [items_equipment.A$1:.B$1048576]; 2; 0);   VLOOKUP([.A269]; [items_misc.A$1:.B$1048576]; 2; 0)   );  VLOOKUP([.A269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69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6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6" table:formula="of:=IFERROR(  IFERROR(   VLOOKUP([.A270]; [items_equipment.A$1:.B$1048576]; 2; 0);   VLOOKUP([.A270]; [items_misc.A$1:.B$1048576]; 2; 0)   );  VLOOKUP([.A270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70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6" table:formula="of:=IFERROR(  IFERROR(   VLOOKUP([.A271]; [items_equipment.A$1:.B$1048576]; 2; 0);   VLOOKUP([.A271]; [items_misc.A$1:.B$1048576]; 2; 0)   );  VLOOKUP([.A271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71]; [enemies.A$1:.B$1048576]; 2; 0)" office:value-type="string" office:string-value="Spore" calcext:value-type="string">
            <text:p>Spore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72]; [items_equipment.A$1:.B$1048576]; 2; 0);   VLOOKUP([.A272]; [items_misc.A$1:.B$1048576]; 2; 0)   );  VLOOKUP([.A272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thief</text:p>
          </table:table-cell>
          <table:table-cell table:formula="of:=VLOOKUP([.C272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36" table:formula="of:=IFERROR(  IFERROR(   VLOOKUP([.A273]; [items_equipment.A$1:.B$1048576]; 2; 0);   VLOOKUP([.A273]; [items_misc.A$1:.B$1048576]; 2; 0)   );  VLOOKUP([.A273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73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36" table:formula="of:=IFERROR(  IFERROR(   VLOOKUP([.A274]; [items_equipment.A$1:.B$1048576]; 2; 0);   VLOOKUP([.A274]; [items_misc.A$1:.B$1048576]; 2; 0)   );  VLOOKUP([.A274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74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36" table:formula="of:=IFERROR(  IFERROR(   VLOOKUP([.A275]; [items_equipment.A$1:.B$1048576]; 2; 0);   VLOOKUP([.A275]; [items_misc.A$1:.B$1048576]; 2; 0)   );  VLOOKUP([.A275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75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36" table:formula="of:=IFERROR(  IFERROR(   VLOOKUP([.A276]; [items_equipment.A$1:.B$1048576]; 2; 0);   VLOOKUP([.A276]; [items_misc.A$1:.B$1048576]; 2; 0)   );  VLOOKUP([.A276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76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36" table:formula="of:=IFERROR(  IFERROR(   VLOOKUP([.A277]; [items_equipment.A$1:.B$1048576]; 2; 0);   VLOOKUP([.A277]; [items_misc.A$1:.B$1048576]; 2; 0)   );  VLOOKUP([.A277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77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36" table:formula="of:=IFERROR(  IFERROR(   VLOOKUP([.A278]; [items_equipment.A$1:.B$1048576]; 2; 0);   VLOOKUP([.A278]; [items_misc.A$1:.B$1048576]; 2; 0)   );  VLOOKUP([.A278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78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36" table:formula="of:=IFERROR(  IFERROR(   VLOOKUP([.A279]; [items_equipment.A$1:.B$1048576]; 2; 0);   VLOOKUP([.A279]; [items_misc.A$1:.B$1048576]; 2; 0)   );  VLOOKUP([.A279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79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7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36" table:formula="of:=IFERROR(  IFERROR(   VLOOKUP([.A280]; [items_equipment.A$1:.B$1048576]; 2; 0);   VLOOKUP([.A280]; [items_misc.A$1:.B$1048576]; 2; 0)   );  VLOOKUP([.A280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80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0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36" table:formula="of:=IFERROR(  IFERROR(   VLOOKUP([.A281]; [items_equipment.A$1:.B$1048576]; 2; 0);   VLOOKUP([.A281]; [items_misc.A$1:.B$1048576]; 2; 0)   );  VLOOKUP([.A281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81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1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36" table:formula="of:=IFERROR(  IFERROR(   VLOOKUP([.A282]; [items_equipment.A$1:.B$1048576]; 2; 0);   VLOOKUP([.A282]; [items_misc.A$1:.B$1048576]; 2; 0)   );  VLOOKUP([.A282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82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2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36" table:formula="of:=IFERROR(  IFERROR(   VLOOKUP([.A283]; [items_equipment.A$1:.B$1048576]; 2; 0);   VLOOKUP([.A283]; [items_misc.A$1:.B$1048576]; 2; 0)   );  VLOOKUP([.A283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83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3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36" table:formula="of:=IFERROR(  IFERROR(   VLOOKUP([.A284]; [items_equipment.A$1:.B$1048576]; 2; 0);   VLOOKUP([.A284]; [items_misc.A$1:.B$1048576]; 2; 0)   );  VLOOKUP([.A284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84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4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285]; [items_equipment.A$1:.B$1048576]; 2; 0);   VLOOKUP([.A285]; [items_misc.A$1:.B$1048576]; 2; 0)   );  VLOOKUP([.A285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thief</text:p>
          </table:table-cell>
          <table:table-cell table:formula="of:=VLOOKUP([.C285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5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36" table:formula="of:=IFERROR(  IFERROR(   VLOOKUP([.A286]; [items_equipment.A$1:.B$1048576]; 2; 0);   VLOOKUP([.A286]; [items_misc.A$1:.B$1048576]; 2; 0)   );  VLOOKUP([.A28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86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6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36" table:formula="of:=IFERROR(  IFERROR(   VLOOKUP([.A287]; [items_equipment.A$1:.B$1048576]; 2; 0);   VLOOKUP([.A287]; [items_misc.A$1:.B$1048576]; 2; 0)   );  VLOOKUP([.A287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87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7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36" table:formula="of:=IFERROR(  IFERROR(   VLOOKUP([.A288]; [items_equipment.A$1:.B$1048576]; 2; 0);   VLOOKUP([.A288]; [items_misc.A$1:.B$1048576]; 2; 0)   );  VLOOKUP([.A28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88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8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36" table:formula="of:=IFERROR(  IFERROR(   VLOOKUP([.A289]; [items_equipment.A$1:.B$1048576]; 2; 0);   VLOOKUP([.A289]; [items_misc.A$1:.B$1048576]; 2; 0)   );  VLOOKUP([.A28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89]; [enemies.A$1:.B$1048576]; 2; 0)" office:value-type="string" office:string-value="Thief" calcext:value-type="string">
            <text:p>Thief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89]; [enemies.A$1:.L$1048576]; 12; 0); &quot;&quot;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36" table:formula="of:=IFERROR(  IFERROR(   VLOOKUP([.A290]; [items_equipment.A$1:.B$1048576]; 2; 0);   VLOOKUP([.A290]; [items_misc.A$1:.B$1048576]; 2; 0)   );  VLOOKUP([.A290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90]; [enemies.A$1:.B$1048576]; 2; 0)" office:value-type="string" office:string-value="Tiny shroom" calcext:value-type="string">
            <text:p>Tiny shroom</text:p>
          </table:table-cell>
          <table:table-cell table:style-name="ce37" office:value-type="float" office:value="1" calcext:value-type="float">
            <text:p>1,00</text:p>
          </table:table-cell>
          <table:table-cell table:style-name="ce24" table:formula="of:=IFERROR(VLOOKUP([loot.C290]; [enemies.A$1:.L$1048576]; 12; 0); &quot;&quot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291]; [items_equipment.A$1:.B$1048576]; 2; 0);   VLOOKUP([.A291]; [items_misc.A$1:.B$1048576]; 2; 0)   );  VLOOKUP([.A291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andering_rock</text:p>
          </table:table-cell>
          <table:table-cell table:formula="of:=VLOOKUP([.C291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36" table:formula="of:=IFERROR(  IFERROR(   VLOOKUP([.A292]; [items_equipment.A$1:.B$1048576]; 2; 0);   VLOOKUP([.A292]; [items_misc.A$1:.B$1048576]; 2; 0)   );  VLOOKUP([.A292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wandering_rock</text:p>
          </table:table-cell>
          <table:table-cell table:formula="of:=VLOOKUP([.C292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36" table:formula="of:=IFERROR(  IFERROR(   VLOOKUP([.A293]; [items_equipment.A$1:.B$1048576]; 2; 0);   VLOOKUP([.A293]; [items_misc.A$1:.B$1048576]; 2; 0)   );  VLOOKUP([.A293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wandering_rock</text:p>
          </table:table-cell>
          <table:table-cell table:formula="of:=VLOOKUP([.C293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36" table:formula="of:=IFERROR(  IFERROR(   VLOOKUP([.A294]; [items_equipment.A$1:.B$1048576]; 2; 0);   VLOOKUP([.A294]; [items_misc.A$1:.B$1048576]; 2; 0)   );  VLOOKUP([.A294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wandering_rock</text:p>
          </table:table-cell>
          <table:table-cell table:formula="of:=VLOOKUP([.C294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36" table:formula="of:=IFERROR(  IFERROR(   VLOOKUP([.A295]; [items_equipment.A$1:.B$1048576]; 2; 0);   VLOOKUP([.A295]; [items_misc.A$1:.B$1048576]; 2; 0)   );  VLOOKUP([.A295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wandering_rock</text:p>
          </table:table-cell>
          <table:table-cell table:formula="of:=VLOOKUP([.C295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36" table:formula="of:=IFERROR(  IFERROR(   VLOOKUP([.A296]; [items_equipment.A$1:.B$1048576]; 2; 0);   VLOOKUP([.A296]; [items_misc.A$1:.B$1048576]; 2; 0)   );  VLOOKUP([.A296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wandering_rock</text:p>
          </table:table-cell>
          <table:table-cell table:formula="of:=VLOOKUP([.C296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36" table:formula="of:=IFERROR(  IFERROR(   VLOOKUP([.A297]; [items_equipment.A$1:.B$1048576]; 2; 0);   VLOOKUP([.A297]; [items_misc.A$1:.B$1048576]; 2; 0)   );  VLOOKUP([.A297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wandering_rock</text:p>
          </table:table-cell>
          <table:table-cell table:formula="of:=VLOOKUP([.C297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36" table:formula="of:=IFERROR(  IFERROR(   VLOOKUP([.A298]; [items_equipment.A$1:.B$1048576]; 2; 0);   VLOOKUP([.A298]; [items_misc.A$1:.B$1048576]; 2; 0)   );  VLOOKUP([.A298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wandering_rock</text:p>
          </table:table-cell>
          <table:table-cell table:formula="of:=VLOOKUP([.C298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36" table:formula="of:=IFERROR(  IFERROR(   VLOOKUP([.A299]; [items_equipment.A$1:.B$1048576]; 2; 0);   VLOOKUP([.A299]; [items_misc.A$1:.B$1048576]; 2; 0)   );  VLOOKUP([.A299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wandering_rock</text:p>
          </table:table-cell>
          <table:table-cell table:formula="of:=VLOOKUP([.C299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299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36" table:formula="of:=IFERROR(  IFERROR(   VLOOKUP([.A300]; [items_equipment.A$1:.B$1048576]; 2; 0);   VLOOKUP([.A300]; [items_misc.A$1:.B$1048576]; 2; 0)   );  VLOOKUP([.A300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wandering_rock</text:p>
          </table:table-cell>
          <table:table-cell table:formula="of:=VLOOKUP([.C300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0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36" table:formula="of:=IFERROR(  IFERROR(   VLOOKUP([.A301]; [items_equipment.A$1:.B$1048576]; 2; 0);   VLOOKUP([.A301]; [items_misc.A$1:.B$1048576]; 2; 0)   );  VLOOKUP([.A301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wandering_rock</text:p>
          </table:table-cell>
          <table:table-cell table:formula="of:=VLOOKUP([.C301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1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36" table:formula="of:=IFERROR(  IFERROR(   VLOOKUP([.A302]; [items_equipment.A$1:.B$1048576]; 2; 0);   VLOOKUP([.A302]; [items_misc.A$1:.B$1048576]; 2; 0)   );  VLOOKUP([.A302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wandering_rock</text:p>
          </table:table-cell>
          <table:table-cell table:formula="of:=VLOOKUP([.C302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2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36" table:formula="of:=IFERROR(  IFERROR(   VLOOKUP([.A303]; [items_equipment.A$1:.B$1048576]; 2; 0);   VLOOKUP([.A303]; [items_misc.A$1:.B$1048576]; 2; 0)   );  VLOOKUP([.A303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wandering_rock</text:p>
          </table:table-cell>
          <table:table-cell table:formula="of:=VLOOKUP([.C303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3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304]; [items_equipment.A$1:.B$1048576]; 2; 0);   VLOOKUP([.A304]; [items_misc.A$1:.B$1048576]; 2; 0)   );  VLOOKUP([.A304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andering_rock</text:p>
          </table:table-cell>
          <table:table-cell table:formula="of:=VLOOKUP([.C304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4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36" table:formula="of:=IFERROR(  IFERROR(   VLOOKUP([.A305]; [items_equipment.A$1:.B$1048576]; 2; 0);   VLOOKUP([.A305]; [items_misc.A$1:.B$1048576]; 2; 0)   );  VLOOKUP([.A305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wandering_rock</text:p>
          </table:table-cell>
          <table:table-cell table:formula="of:=VLOOKUP([.C305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5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36" table:formula="of:=IFERROR(  IFERROR(   VLOOKUP([.A306]; [items_equipment.A$1:.B$1048576]; 2; 0);   VLOOKUP([.A306]; [items_misc.A$1:.B$1048576]; 2; 0)   );  VLOOKUP([.A306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wandering_rock</text:p>
          </table:table-cell>
          <table:table-cell table:formula="of:=VLOOKUP([.C306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6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36" table:formula="of:=IFERROR(  IFERROR(   VLOOKUP([.A307]; [items_equipment.A$1:.B$1048576]; 2; 0);   VLOOKUP([.A307]; [items_misc.A$1:.B$1048576]; 2; 0)   );  VLOOKUP([.A307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wandering_rock</text:p>
          </table:table-cell>
          <table:table-cell table:formula="of:=VLOOKUP([.C307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7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36" table:formula="of:=IFERROR(  IFERROR(   VLOOKUP([.A308]; [items_equipment.A$1:.B$1048576]; 2; 0);   VLOOKUP([.A308]; [items_misc.A$1:.B$1048576]; 2; 0)   );  VLOOKUP([.A308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wandering_rock</text:p>
          </table:table-cell>
          <table:table-cell table:formula="of:=VLOOKUP([.C308]; [enemies.A$1:.B$1048576]; 2; 0)" office:value-type="string" office:string-value="Wandering Rock" calcext:value-type="string">
            <text:p>Wandering Rock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8]; [enemies.A$1:.L$1048576]; 12; 0); 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blue potion</text:p>
          </table:table-cell>
          <table:table-cell table:style-name="ce36" table:formula="of:=IFERROR(  IFERROR(   VLOOKUP([.A309]; [items_equipment.A$1:.B$1048576]; 2; 0);   VLOOKUP([.A309]; [items_misc.A$1:.B$1048576]; 2; 0)   );  VLOOKUP([.A309]; [items_consumable.A$1:.B$1048576]; 2; 0)  )" office:value-type="string" office:string-value="Blue potion" calcext:value-type="string">
            <text:p>Blue potion</text:p>
          </table:table-cell>
          <table:table-cell office:value-type="string" calcext:value-type="string">
            <text:p>wood_stump</text:p>
          </table:table-cell>
          <table:table-cell table:formula="of:=VLOOKUP([.C309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0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36" table:formula="of:=IFERROR(  IFERROR(   VLOOKUP([.A310]; [items_equipment.A$1:.B$1048576]; 2; 0);   VLOOKUP([.A310]; [items_misc.A$1:.B$1048576]; 2; 0)   );  VLOOKUP([.A31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310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36" table:formula="of:=IFERROR(  IFERROR(   VLOOKUP([.A311]; [items_equipment.A$1:.B$1048576]; 2; 0);   VLOOKUP([.A311]; [items_misc.A$1:.B$1048576]; 2; 0)   );  VLOOKUP([.A311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311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36" table:formula="of:=IFERROR(  IFERROR(   VLOOKUP([.A312]; [items_equipment.A$1:.B$1048576]; 2; 0);   VLOOKUP([.A312]; [items_misc.A$1:.B$1048576]; 2; 0)   );  VLOOKUP([.A31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312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36" table:formula="of:=IFERROR(  IFERROR(   VLOOKUP([.A313]; [items_equipment.A$1:.B$1048576]; 2; 0);   VLOOKUP([.A313]; [items_misc.A$1:.B$1048576]; 2; 0)   );  VLOOKUP([.A31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313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36" table:formula="of:=IFERROR(  IFERROR(   VLOOKUP([.A314]; [items_equipment.A$1:.B$1048576]; 2; 0);   VLOOKUP([.A314]; [items_misc.A$1:.B$1048576]; 2; 0)   );  VLOOKUP([.A314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314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36" table:formula="of:=IFERROR(  IFERROR(   VLOOKUP([.A315]; [items_equipment.A$1:.B$1048576]; 2; 0);   VLOOKUP([.A315]; [items_misc.A$1:.B$1048576]; 2; 0)   );  VLOOKUP([.A31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315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36" table:formula="of:=IFERROR(  IFERROR(   VLOOKUP([.A316]; [items_equipment.A$1:.B$1048576]; 2; 0);   VLOOKUP([.A316]; [items_misc.A$1:.B$1048576]; 2; 0)   );  VLOOKUP([.A316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316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36" table:formula="of:=IFERROR(  IFERROR(   VLOOKUP([.A317]; [items_equipment.A$1:.B$1048576]; 2; 0);   VLOOKUP([.A317]; [items_misc.A$1:.B$1048576]; 2; 0)   );  VLOOKUP([.A31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317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7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36" table:formula="of:=IFERROR(  IFERROR(   VLOOKUP([.A318]; [items_equipment.A$1:.B$1048576]; 2; 0);   VLOOKUP([.A318]; [items_misc.A$1:.B$1048576]; 2; 0)   );  VLOOKUP([.A31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318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8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36" table:formula="of:=IFERROR(  IFERROR(   VLOOKUP([.A319]; [items_equipment.A$1:.B$1048576]; 2; 0);   VLOOKUP([.A319]; [items_misc.A$1:.B$1048576]; 2; 0)   );  VLOOKUP([.A319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319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19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36" table:formula="of:=IFERROR(  IFERROR(   VLOOKUP([.A320]; [items_equipment.A$1:.B$1048576]; 2; 0);   VLOOKUP([.A320]; [items_misc.A$1:.B$1048576]; 2; 0)   );  VLOOKUP([.A32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320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0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36" table:formula="of:=IFERROR(  IFERROR(   VLOOKUP([.A321]; [items_equipment.A$1:.B$1048576]; 2; 0);   VLOOKUP([.A321]; [items_misc.A$1:.B$1048576]; 2; 0)   );  VLOOKUP([.A321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321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1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d potion</text:p>
          </table:table-cell>
          <table:table-cell table:style-name="ce36" table:formula="of:=IFERROR(  IFERROR(   VLOOKUP([.A322]; [items_equipment.A$1:.B$1048576]; 2; 0);   VLOOKUP([.A322]; [items_misc.A$1:.B$1048576]; 2; 0)   );  VLOOKUP([.A322]; [items_consumable.A$1:.B$1048576]; 2; 0)  )" office:value-type="string" office:string-value="Red potion" calcext:value-type="string">
            <text:p>Red potion</text:p>
          </table:table-cell>
          <table:table-cell office:value-type="string" calcext:value-type="string">
            <text:p>wood_stump</text:p>
          </table:table-cell>
          <table:table-cell table:formula="of:=VLOOKUP([.C322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2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36" table:formula="of:=IFERROR(  IFERROR(   VLOOKUP([.A323]; [items_equipment.A$1:.B$1048576]; 2; 0);   VLOOKUP([.A323]; [items_misc.A$1:.B$1048576]; 2; 0)   );  VLOOKUP([.A323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323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3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36" table:formula="of:=IFERROR(  IFERROR(   VLOOKUP([.A324]; [items_equipment.A$1:.B$1048576]; 2; 0);   VLOOKUP([.A324]; [items_misc.A$1:.B$1048576]; 2; 0)   );  VLOOKUP([.A324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324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4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36" table:formula="of:=IFERROR(  IFERROR(   VLOOKUP([.A325]; [items_equipment.A$1:.B$1048576]; 2; 0);   VLOOKUP([.A325]; [items_misc.A$1:.B$1048576]; 2; 0)   );  VLOOKUP([.A325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325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5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36" table:formula="of:=IFERROR(  IFERROR(   VLOOKUP([.A326]; [items_equipment.A$1:.B$1048576]; 2; 0);   VLOOKUP([.A326]; [items_misc.A$1:.B$1048576]; 2; 0)   );  VLOOKUP([.A326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326]; [enemies.A$1:.B$1048576]; 2; 0)" office:value-type="string" office:string-value="Wood Stump" calcext:value-type="string">
            <text:p>Wood Stump</text:p>
          </table:table-cell>
          <table:table-cell table:style-name="ce37" office:value-type="float" office:value="0.01" calcext:value-type="float">
            <text:p>0,01</text:p>
          </table:table-cell>
          <table:table-cell table:style-name="ce24" table:formula="of:=IFERROR(VLOOKUP([loot.C326]; [enemies.A$1:.L$1048576]; 12; 0); &quot;&quot;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6"/>
          <table:table-cell table:number-columns-repeated="2"/>
          <table:table-cell table:style-name="ce37"/>
          <table:table-cell table:style-name="ce24"/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5" table:default-cell-style-name="ce34"/>
        <table:table-column table:style-name="co34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39" table:default-cell-style-name="ce34"/>
        <table:table-column table:style-name="co40" table:default-cell-style-name="ce34"/>
        <table:table-column table:style-name="co41" table:default-cell-style-name="ce34"/>
        <table:table-column table:style-name="co42" table:default-cell-style-name="ce34"/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6" table:default-cell-style-name="ce22"/>
        <table:table-column table:style-name="co47" table:default-cell-style-name="ce22"/>
        <table:table-column table:style-name="co48" table:default-cell-style-name="ce34"/>
        <table:table-column table:style-name="co1" table:number-columns-repeated="1009" table:default-cell-style-name="ce34"/>
        <table:table-row table:style-name="ro2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LOOT</text:p>
            <text:p>AMOUT</text:p>
          </table:table-cell>
          <table:table-cell office:value-type="string" calcext:value-type="string">
            <text:p>COMBAT</text:p>
            <text:p>LOOP</text:p>
            <text:p>AMOUT</text:p>
          </table:table-cell>
          <table:table-cell office:value-type="string" calcext:value-type="string">
            <text:p>descrip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UNTIF([$loot.C$1:.C$1048576];[.A2])" office:value-type="float" office:value="1" calcext:value-type="float">
            <text:p>1</text:p>
          </table:table-cell>
          <table:table-cell table:formula="of:=COUNTIF([$enemy_combat_loop.A$1:.A$1048576];[.A2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3])" office:value-type="float" office:value="18" calcext:value-type="float">
            <text:p>18</text:p>
          </table:table-cell>
          <table:table-cell table:formula="of:=COUNTIF([$enemy_combat_loop.A$1:.A$1048576];[.A3])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4])" office:value-type="float" office:value="18" calcext:value-type="float">
            <text:p>18</text:p>
          </table:table-cell>
          <table:table-cell table:formula="of:=COUNTIF([$enemy_combat_loop.A$1:.A$1048576];[.A4])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5])" office:value-type="float" office:value="18" calcext:value-type="float">
            <text:p>18</text:p>
          </table:table-cell>
          <table:table-cell table:formula="of:=COUNTIF([$enemy_combat_loop.A$1:.A$1048576];[.A5])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6])" office:value-type="float" office:value="18" calcext:value-type="float">
            <text:p>18</text:p>
          </table:table-cell>
          <table:table-cell table:formula="of:=COUNTIF([$enemy_combat_loop.A$1:.A$1048576];[.A6])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$loot.C$1:.C$1048576];[.A7])" office:value-type="float" office:value="18" calcext:value-type="float">
            <text:p>18</text:p>
          </table:table-cell>
          <table:table-cell table:formula="of:=COUNTIF([$enemy_combat_loop.A$1:.A$1048576];[.A7])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8])" office:value-type="float" office:value="18" calcext:value-type="float">
            <text:p>18</text:p>
          </table:table-cell>
          <table:table-cell table:formula="of:=COUNTIF([$enemy_combat_loop.A$1:.A$1048576];[.A8])" office:value-type="float" office:value="1" calcext:value-type="float">
            <text:p>1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9])" office:value-type="float" office:value="18" calcext:value-type="float">
            <text:p>18</text:p>
          </table:table-cell>
          <table:table-cell table:formula="of:=COUNTIF([$enemy_combat_loop.A$1:.A$1048576];[.A9])" office:value-type="float" office:value="1" calcext:value-type="float">
            <text:p>1</text:p>
          </table:table-cell>
          <table:table-cell office:value-type="string" calcext:value-type="string">
            <text:p>A small glob of go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0])" office:value-type="float" office:value="18" calcext:value-type="float">
            <text:p>18</text:p>
          </table:table-cell>
          <table:table-cell table:formula="of:=COUNTIF([$enemy_combat_loop.A$1:.A$1048576];[.A10])" office:value-type="float" office:value="1" calcext:value-type="float">
            <text:p>1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1])" office:value-type="float" office:value="18" calcext:value-type="float">
            <text:p>18</text:p>
          </table:table-cell>
          <table:table-cell table:formula="of:=COUNTIF([$enemy_combat_loop.A$1:.A$1048576];[.A11])" office:value-type="float" office:value="1" calcext:value-type="float">
            <text:p>1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UNTIF([$loot.C$1:.C$1048576];[.A12])" office:value-type="float" office:value="18" calcext:value-type="float">
            <text:p>18</text:p>
          </table:table-cell>
          <table:table-cell table:formula="of:=COUNTIF([$enemy_combat_loop.A$1:.A$1048576];[.A12])" office:value-type="float" office:value="1" calcext:value-type="float">
            <text:p>1</text:p>
          </table:table-cell>
          <table:table-cell office:value-type="string" calcext:value-type="string">
            <text:p>A pink rotunt dog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3])" office:value-type="float" office:value="18" calcext:value-type="float">
            <text:p>18</text:p>
          </table:table-cell>
          <table:table-cell table:formula="of:=COUNTIF([$enemy_combat_loop.A$1:.A$1048576];[.A13])" office:value-type="float" office:value="1" calcext:value-type="float">
            <text:p>1</text:p>
          </table:table-cell>
          <table:table-cell office:value-type="string" calcext:value-type="string">
            <text:p>A bulky blue mushroom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4])" office:value-type="float" office:value="18" calcext:value-type="float">
            <text:p>18</text:p>
          </table:table-cell>
          <table:table-cell table:formula="of:=COUNTIF([$enemy_combat_loop.A$1:.A$1048576];[.A14])" office:value-type="float" office:value="1" calcext:value-type="float">
            <text:p>1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5])" office:value-type="float" office:value="18" calcext:value-type="float">
            <text:p>18</text:p>
          </table:table-cell>
          <table:table-cell table:formula="of:=COUNTIF([$enemy_combat_loop.A$1:.A$1048576];[.A15])" office:value-type="float" office:value="1" calcext:value-type="float">
            <text:p>1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6])" office:value-type="float" office:value="18" calcext:value-type="float">
            <text:p>18</text:p>
          </table:table-cell>
          <table:table-cell table:formula="of:=COUNTIF([$enemy_combat_loop.A$1:.A$1048576];[.A16])" office:value-type="float" office:value="1" calcext:value-type="float">
            <text:p>1</text:p>
          </table:table-cell>
          <table:table-cell office:value-type="string" calcext:value-type="string">
            <text:p>A red glob of heat. Is it on fir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UNTIF([$loot.C$1:.C$1048576];[.A17])" office:value-type="float" office:value="18" calcext:value-type="float">
            <text:p>18</text:p>
          </table:table-cell>
          <table:table-cell table:formula="of:=COUNTIF([$enemy_combat_loop.A$1:.A$1048576];[.A17])" office:value-type="float" office:value="1" calcext:value-type="float">
            <text:p>1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8])" office:value-type="float" office:value="18" calcext:value-type="float">
            <text:p>18</text:p>
          </table:table-cell>
          <table:table-cell table:formula="of:=COUNTIF([$enemy_combat_loop.A$1:.A$1048576];[.A18])" office:value-type="float" office:value="1" calcext:value-type="float">
            <text:p>1</text:p>
          </table:table-cell>
          <table:table-cell office:value-type="string" calcext:value-type="string">
            <text:p>A one eyed snake with two arms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19])" office:value-type="float" office:value="18" calcext:value-type="float">
            <text:p>18</text:p>
          </table:table-cell>
          <table:table-cell table:formula="of:=COUNTIF([$enemy_combat_loop.A$1:.A$1048576];[.A19])" office:value-type="float" office:value="1" calcext:value-type="float">
            <text:p>1</text:p>
          </table:table-cell>
          <table:table-cell office:value-type="string" calcext:value-type="string">
            <text:p>A ragged man with a dull knif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UNTIF([$loot.C$1:.C$1048576];[.A20])" office:value-type="float" office:value="18" calcext:value-type="float">
            <text:p>18</text:p>
          </table:table-cell>
          <table:table-cell table:formula="of:=COUNTIF([$enemy_combat_loop.A$1:.A$1048576];[.A20])" office:value-type="float" office:value="1" calcext:value-type="float">
            <text:p>1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4" table:number-columns-repeated="2" table:default-cell-style-name="ce34"/>
        <table:table-column table:style-name="co49" table:number-columns-repeated="2" table:default-cell-style-name="ce34"/>
        <table:table-column table:style-name="co1" table:number-columns-repeated="1020" table:default-cell-style-name="ce34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table:table-column table:style-name="co34" table:default-cell-style-name="ce34"/>
        <table:table-column table:style-name="co34" table:default-cell-style-name="ce22"/>
        <table:table-column table:style-name="co50" table:default-cell-style-name="ce34"/>
        <table:table-column table:style-name="co49" table:default-cell-style-name="ce22"/>
        <table:table-column table:style-name="co51" table:default-cell-style-name="ce34"/>
        <table:table-column table:style-name="co52" table:default-cell-style-name="ce34"/>
        <table:table-column table:style-name="co1" table:number-columns-repeated="1018" table:default-cell-style-name="ce34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table:table-column table:style-name="co26" table:default-cell-style-name="ce34"/>
        <table:table-column table:style-name="co53" table:default-cell-style-name="ce34"/>
        <table:table-column table:style-name="co54" table:default-cell-style-name="ce34"/>
        <table:table-column table:style-name="co1" table:number-columns-repeated="3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22"/>
        <table:table-column table:style-name="co59" table:default-cell-style-name="ce34"/>
        <table:table-column table:style-name="co1" table:number-columns-repeated="1013" table:default-cell-style-name="ce34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#END#+ Soul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#END#If damage is dealt:#END#Stun them for DURATION turn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#END#Dealing physical damage amplified by DMG-AMP.#END#Hit chance on the second attack is 45% always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#END#Dealing pure damage amplified by DMG-AMP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#END#Convert DMG-AMP damage received to magicka drain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#END#Deal magical damage amplified by DMG-AMP. 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#END#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#END#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office:forms form:automatic-focus="false" form:apply-design-mode="false"/>
        <table:table-column table:style-name="co26" table:default-cell-style-name="ce34"/>
        <table:table-column table:style-name="co53" table:default-cell-style-name="ce22"/>
        <table:table-column table:style-name="co1" table:number-columns-repeated="7" table:default-cell-style-name="ce34"/>
        <table:table-column table:style-name="co1" table:default-cell-style-name="ce36"/>
        <table:table-column table:style-name="co1" table:number-columns-repeated="1014" table:default-cell-style-name="ce34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34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office:value-type="float" office:value="1" calcext:value-type="float">
            <text:p>1,0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1.5" calcext:value-type="float">
            <text:p>1,50</text:p>
          </table:table-cell>
          <table:table-cell table:style-name="ce37" office:value-type="float" office:value="2" calcext:value-type="float">
            <text:p>2,00</text:p>
          </table:table-cell>
          <table:table-cell table:style-name="ce37" office:value-type="float" office:value="2.5" calcext:value-type="float">
            <text:p>2,50</text:p>
          </table:table-cell>
          <table:table-cell table:style-name="ce37" office:value-type="float" office:value="3" calcext:value-type="float">
            <text:p>3,0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office:value-type="float" office:value="1" calcext:value-type="float">
            <text:p>1,0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3" calcext:value-type="float">
            <text:p>3,00</text:p>
          </table:table-cell>
          <table:table-cell table:style-name="ce37" office:value-type="float" office:value="2.5" calcext:value-type="float">
            <text:p>2,50</text:p>
          </table:table-cell>
          <table:table-cell table:style-name="ce37" office:value-type="float" office:value="2" calcext:value-type="float">
            <text:p>2,00</text:p>
          </table:table-cell>
          <table:table-cell table:style-name="ce37" office:value-type="float" office:value="1.5" calcext:value-type="float">
            <text:p>1,5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2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uratio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5" calcext:value-type="float">
            <text:p>0,50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8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37" office:value-type="float" office:value="1" calcext:value-type="float">
            <text:p>1,0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1.1" calcext:value-type="float">
            <text:p>1,1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1.3" calcext:value-type="float">
            <text:p>1,30</text:p>
          </table:table-cell>
          <table:table-cell table:style-name="ce37" office:value-type="float" office:value="1.5" calcext:value-type="float">
            <text:p>1,5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3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number-columns-repeated="2" table:style-name="ce3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office:value-type="float" office:value="1" calcext:value-type="float">
            <text:p>1,0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1" calcext:value-type="float">
            <text:p>1,00</text:p>
          </table:table-cell>
          <table:table-cell table:style-name="ce37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40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1" calcext:value-type="float">
            <text:p>1,00</text:p>
          </table:table-cell>
          <table:table-cell table:style-name="ce37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3" table:style-name="ce37" office:value-type="float" office:value="0.8" calcext:value-type="float">
            <text:p>0,80</text:p>
          </table:table-cell>
          <table:table-cell table:number-columns-repeated="2" table:style-name="ce37" office:value-type="float" office:value="0.85" calcext:value-type="float">
            <text:p>0,85</text:p>
          </table:table-cell>
          <table:table-cell table:style-name="ce3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office:value-type="float" office:value="1.1" calcext:value-type="float">
            <text:p>1,10</text:p>
          </table:table-cell>
          <table:table-cell table:style-name="ce37" office:value-type="float" office:value="1.3" calcext:value-type="float">
            <text:p>1,30</text:p>
          </table:table-cell>
          <table:table-cell table:style-name="ce37" office:value-type="float" office:value="1.5" calcext:value-type="float">
            <text:p>1,50</text:p>
          </table:table-cell>
          <table:table-cell table:style-name="ce37" office:value-type="float" office:value="1.7" calcext:value-type="float">
            <text:p>1,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8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75" calcext:value-type="float">
            <text:p>0,75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85" calcext:value-type="float">
            <text:p>0,85</text:p>
          </table:table-cell>
          <table:table-cell table:number-columns-repeated="2" table:style-name="ce37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37" office:value-type="float" office:value="0.7" calcext:value-type="float">
            <text:p>0,70</text:p>
          </table:table-cell>
          <table:table-cell table:style-name="ce37" office:value-type="float" office:value="0.8" calcext:value-type="float">
            <text:p>0,80</text:p>
          </table:table-cell>
          <table:table-cell table:style-name="ce37" office:value-type="float" office:value="0.9" calcext:value-type="float">
            <text:p>0,90</text:p>
          </table:table-cell>
          <table:table-cell table:style-name="ce37" office:value-type="float" office:value="1" calcext:value-type="float">
            <text:p>1,0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2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300" calcext:value-type="float">
            <text:p>30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60" table:default-cell-style-name="ce34"/>
        <table:table-column table:style-name="co61" table:default-cell-style-name="Default"/>
        <table:table-column table:style-name="co62" table:number-columns-repeated="2" table:default-cell-style-name="ce34"/>
        <table:table-column table:style-name="co62" table:default-cell-style-name="Default"/>
        <table:table-column table:style-name="co62" table:number-columns-repeated="7" table:default-cell-style-name="ce34"/>
        <table:table-column table:style-name="co1" table:number-columns-repeated="1012" table:default-cell-style-name="ce34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4" table:target-range-address="loot.A1:loot.F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5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7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9" table:target-range-address="skill_script_values.A1:skill_script_values.M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1T17:10:36.907735468</dc:date>
    <meta:editing-duration>PT5H41M12S</meta:editing-duration>
    <meta:editing-cycles>102</meta:editing-cycles>
    <meta:generator>LibreOffice/7.3.7.2$Linux_X86_64 LibreOffice_project/30$Build-2</meta:generator>
    <meta:document-statistic meta:table-count="11" meta:cell-count="53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316cm" svg:height="3.817cm" xlink:href=".." xlink:type="simple" chart:class="chart:circle" chart:style-name="ch1">
        <chart:legend chart:legend-position="end" svg:x="3.096cm" svg:y="0.785cm" style:legend-expansion="custom" svg:width="3.111cm" svg:height="2.727cm" style:legend-expansion-aspect-ratio="1.14081408140814" chart:style-name="ch2"/>
        <chart:plot-area chart:style-name="ch3" table:cell-range-address="overlook.A2:overlook.C3" chart:data-source-has-labels="row" svg:x="0cm" svg:y="0.294cm" svg:width="3.215cm" svg:height="3.216cm">
          <chart:coordinate-region svg:x="0cm" svg:y="0.295cm" svg:width="3.215cm" svg:height="3.215cm"/>
          <chart:axis chart:dimension="x" chart:name="primary-x" chart:style-name="ch4" chartooo:axis-type="auto">
            <chartooo:date-scale/>
            <chart:categories table:cell-range-address="overlook.A2:overlook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ook.A3:overlook.C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ipment</text:p>
                <draw:g>
                  <svg:desc>overlook.A2:overlook.C2</svg:desc>
                </draw:g>
              </table:table-cell>
              <table:table-cell office:value-type="string">
                <text:p>Consumable</text:p>
              </table:table-cell>
              <table:table-cell office:value-type="string">
                <text:p>Misc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overlook.A3:overlook.C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